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GE Inspira" svg:font-family="'GE Inspira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22cm"/>
    </style:style>
    <style:style style:name="co3" style:family="table-column">
      <style:table-column-properties fo:break-before="auto" style:column-width="7.086cm"/>
    </style:style>
    <style:style style:name="co4" style:family="table-column">
      <style:table-column-properties fo:break-before="auto" style:column-width="10.7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3" style:family="table-cell" style:parent-style-name="Default">
      <style:text-properties style:font-name="GE Inspira"/>
    </style:style>
    <style:style style:name="ce4" style:family="table-cell" style:parent-style-name="Default" style:data-style-name="N61">
      <style:text-properties style:font-name="GE Inspira"/>
    </style:style>
    <style:style style:name="ce5" style:family="table-cell" style:parent-style-name="Default">
      <style:text-properties style:text-outline="false" style:text-line-through-style="none" style:text-line-through-type="none" style:font-name="GE Inspira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osOrigen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ero 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o 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s 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es 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uatro 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inco 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is 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ete 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cho 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ueve 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ez 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einte </text:p>
          </table:table-cell>
          <table:table-cell office:value-type="string" calcext:value-type="string">
            <text:p>Nótese la i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reinta </text:p>
          </table:table-cell>
          <table:table-cell office:value-type="string" calcext:value-type="string">
            <text:p>Nótese la i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uarenta 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incuenta 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esenta 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etenta 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ochenta 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noventa 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ien 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ez 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nce 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oce 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rece 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torce 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quince 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ieciséis </text:p>
          </table:table-cell>
          <table:table-cell office:value-type="string" calcext:value-type="string">
            <text:p>Lleva tilde.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iecisiete 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ieciocho 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iecinueve 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einte 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eintiuno</text:p>
          </table:table-cell>
          <table:table-cell office:value-type="string" calcext:value-type="string">
            <text:p>veintiuna </text:p>
          </table:table-cell>
          <table:table-cell office:value-type="string" calcext:value-type="string">
            <text:p>Delante de un sustantivo</text:p>
          </table:table-cell>
          <table:table-cell office:value-type="string" calcext:value-type="string">
            <text:p><text:s/>veintiún o veintiuna.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eintidós </text:p>
          </table:table-cell>
          <table:table-cell office:value-type="string" calcext:value-type="string">
            <text:p>Lleva tilde.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eintitrés </text:p>
          </table:table-cell>
          <table:table-cell office:value-type="string" calcext:value-type="string">
            <text:p>Lleva tilde.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einticuatro 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einticinco </text:p>
          </table:table-cell>
          <table:table-cell office:value-type="string" calcext:value-type="string">
            <text:p>En textos especializados</text:p>
          </table:table-cell>
          <table:table-cell office:value-type="string" calcext:value-type="string">
            <text:p><text:s/>a 25 años se refieren con el término «generación»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eintiséis </text:p>
          </table:table-cell>
          <table:table-cell office:value-type="string" calcext:value-type="string">
            <text:p>Lleva tilde.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eintisiete 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eintiocho 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veintinueve 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reinta 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reinta y uno</text:p>
          </table:table-cell>
          <table:table-cell office:value-type="string" calcext:value-type="string">
            <text:p>treinta y una </text:p>
          </table:table-cell>
          <table:table-cell office:value-type="string" calcext:value-type="string">
            <text:p>Delante de un sustantivo</text:p>
          </table:table-cell>
          <table:table-cell office:value-type="string" calcext:value-type="string">
            <text:p><text:s/>treinta y un o treinta y una.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reinta y dos 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reinta y tres 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reinta y cuatro 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reinta y cinco 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reinta y seis 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reinta y siete 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reinta y ocho 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reinta y nueve 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uarenta 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uarenta y uno</text:p>
          </table:table-cell>
          <table:table-cell office:value-type="string" calcext:value-type="string">
            <text:p>cuarenta y una </text:p>
          </table:table-cell>
          <table:table-cell office:value-type="string" calcext:value-type="string">
            <text:p>Delante de un sustantivo</text:p>
          </table:table-cell>
          <table:table-cell office:value-type="string" calcext:value-type="string">
            <text:p><text:s/>cuarenta y un o cuarenta y una.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uarenta y dos 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uarenta y tres 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uarenta y cuatro 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uarenta y cinco 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uarenta y seis 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uarenta y siete 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uarenta y ocho 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uarenta y nueve 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incuenta 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incuenta y uno</text:p>
          </table:table-cell>
          <table:table-cell office:value-type="string" calcext:value-type="string">
            <text:p><text:s/>cincuenta y una </text:p>
          </table:table-cell>
          <table:table-cell office:value-type="string" calcext:value-type="string">
            <text:p>Delante de un sustantivo</text:p>
          </table:table-cell>
          <table:table-cell office:value-type="string" calcext:value-type="string">
            <text:p><text:s/>cincuenta y un o cincuenta y una.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incuenta y dos 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incuenta y tres 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incuenta y cuatro 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incuenta y cinco 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incuenta y seis 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incuenta y siete 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incuenta y ocho 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incuenta y nueve 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esenta 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esenta y uno</text:p>
          </table:table-cell>
          <table:table-cell office:value-type="string" calcext:value-type="string">
            <text:p><text:s/>sesenta y una </text:p>
          </table:table-cell>
          <table:table-cell office:value-type="string" calcext:value-type="string">
            <text:p>Delante de un sustantivo</text:p>
          </table:table-cell>
          <table:table-cell office:value-type="string" calcext:value-type="string">
            <text:p><text:s/>sesenta y un o sesenta y una.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esenta y dos 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esenta y tres 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esenta y cuatro 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esenta y cinco 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esenta y seis 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esenta y siete 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esenta y ocho 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esenta y nueve 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etenta 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etenta y uno</text:p>
          </table:table-cell>
          <table:table-cell office:value-type="string" calcext:value-type="string">
            <text:p><text:s/>setenta y una </text:p>
          </table:table-cell>
          <table:table-cell office:value-type="string" calcext:value-type="string">
            <text:p>Delante de un sustantivo</text:p>
          </table:table-cell>
          <table:table-cell office:value-type="string" calcext:value-type="string">
            <text:p><text:s/>setenta y un o setenta y una.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etenta y dos 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etenta y tres 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etenta y cuatro 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etenta y cinco 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etenta y seis 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etenta y siete 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etenta y ocho 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etenta y nueve 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ochenta 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ochenta y uno</text:p>
          </table:table-cell>
          <table:table-cell office:value-type="string" calcext:value-type="string">
            <text:p><text:s/>ochenta y una </text:p>
          </table:table-cell>
          <table:table-cell office:value-type="string" calcext:value-type="string">
            <text:p>Delante de un sustantivo</text:p>
          </table:table-cell>
          <table:table-cell office:value-type="string" calcext:value-type="string">
            <text:p><text:s/>ochenta y un u ochenta y una.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ochenta y dos 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ochenta y tres 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ochenta y cuatro 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ochenta y cinco 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ochenta y seis 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ochenta y siete 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ochenta y ocho 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ochenta y nueve 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noventa 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noventa y uno</text:p>
          </table:table-cell>
          <table:table-cell office:value-type="string" calcext:value-type="string">
            <text:p><text:s/>noventa y una </text:p>
          </table:table-cell>
          <table:table-cell office:value-type="string" calcext:value-type="string">
            <text:p>Delante de un sustantivo</text:p>
          </table:table-cell>
          <table:table-cell office:value-type="string" calcext:value-type="string">
            <text:p><text:s/>noventa y un o noventa y una.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noventa y dos 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oventa y tres 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oventa y cuatro 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noventa y cinco 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noventa y seis 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noventa y siete 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noventa y ocho 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noventa y nueve 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ien 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iento un(o) </text:p>
          </table:table-cell>
          <table:table-cell office:value-type="string" calcext:value-type="string">
            <text:p>ciento una 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iento once 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iento veintitrés 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iento cincuenta y tres 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doscientos </text:p>
          </table:table-cell>
          <table:table-cell office:value-type="string" calcext:value-type="string">
            <text:p>doscientas </text:p>
          </table:table-cell>
          <table:table-cell office:value-type="string" calcext:value-type="string">
            <text:p>Nótense las consonantes «sc»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doscientos diez </text:p>
          </table:table-cell>
          <table:table-cell office:value-type="string" calcext:value-type="string">
            <text:p>doscientas diez 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trescientos </text:p>
          </table:table-cell>
          <table:table-cell office:value-type="string" calcext:value-type="string">
            <text:p>trescientas </text:p>
          </table:table-cell>
          <table:table-cell office:value-type="string" calcext:value-type="string">
            <text:p>Nótense las consonantes sc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uatrocientos </text:p>
          </table:table-cell>
          <table:table-cell office:value-type="string" calcext:value-type="string">
            <text:p>cuatrocientas 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quinientos </text:p>
          </table:table-cell>
          <table:table-cell office:value-type="string" calcext:value-type="string">
            <text:p>quinientas </text:p>
          </table:table-cell>
          <table:table-cell office:value-type="string" calcext:value-type="string">
            <text:p>Irregular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seiscientos </text:p>
          </table:table-cell>
          <table:table-cell office:value-type="string" calcext:value-type="string">
            <text:p>seiscientas </text:p>
          </table:table-cell>
          <table:table-cell office:value-type="string" calcext:value-type="string">
            <text:p>Nótense las consonantes sc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setecientos </text:p>
          </table:table-cell>
          <table:table-cell office:value-type="string" calcext:value-type="string">
            <text:p>setecientas </text:p>
          </table:table-cell>
          <table:table-cell office:value-type="string" calcext:value-type="string">
            <text:p>Irregular</text:p>
          </table:table-cell>
          <table:table-cell office:value-type="string" calcext:value-type="string">
            <text:p><text:s/>Se pierde la i de siete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ochocientos </text:p>
          </table:table-cell>
          <table:table-cell office:value-type="string" calcext:value-type="string">
            <text:p>ochocientas 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novecientos </text:p>
          </table:table-cell>
          <table:table-cell office:value-type="string" calcext:value-type="string">
            <text:p>novecientas </text:p>
          </table:table-cell>
          <table:table-cell office:value-type="string" calcext:value-type="string">
            <text:p>Irregular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novecientos noventa y nueve </text:p>
          </table:table-cell>
          <table:table-cell office:value-type="string" calcext:value-type="string">
            <text:p>novecientas noventa y nueve 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mil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dos mil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tres mil</text:p>
          </table:table-cell>
          <table:table-cell table:number-columns-repeated="3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cuatro mil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cinco mil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seis mil</text:p>
          </table:table-cell>
          <table:table-cell table:number-columns-repeated="3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siete mil</text:p>
          </table:table-cell>
          <table:table-cell table:number-columns-repeated="3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ocho mil</text:p>
          </table:table-cell>
          <table:table-cell table:number-columns-repeated="3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nueve mil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diez mil</text:p>
          </table:table-cell>
          <table:table-cell table:number-columns-repeated="3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quince mil</text:p>
          </table:table-cell>
          <table:table-cell table:number-columns-repeated="3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veinte mil</text:p>
          </table:table-cell>
          <table:table-cell table:number-columns-repeated="3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veintiún mil</text:p>
          </table:table-cell>
          <table:table-cell table:number-columns-repeated="3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treinta mil</text:p>
          </table:table-cell>
          <table:table-cell table:number-columns-repeated="3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treinta mil</text:p>
          </table:table-cell>
          <table:table-cell table:number-columns-repeated="3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cuarenta mil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cincuenta mil</text:p>
          </table:table-cell>
          <table:table-cell table:number-columns-repeated="3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sesenta mil</text:p>
          </table:table-cell>
          <table:table-cell table:number-columns-repeated="3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setenta mil</text:p>
          </table:table-cell>
          <table:table-cell table:number-columns-repeated="3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ochenta mil</text:p>
          </table:table-cell>
          <table:table-cell table:number-columns-repeated="3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noventa mil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cien mil</text:p>
          </table:table-cell>
          <table:table-cell table:number-columns-repeated="3"/>
        </table:table-row>
        <table:table-row table:style-name="ro1">
          <table:table-cell office:value-type="float" office:value="101000" calcext:value-type="float">
            <text:p>101000</text:p>
          </table:table-cell>
          <table:table-cell office:value-type="string" calcext:value-type="string">
            <text:p>ciento un mil</text:p>
          </table:table-cell>
          <table:table-cell table:number-columns-repeated="3"/>
        </table:table-row>
        <table:table-row table:style-name="ro1">
          <table:table-cell office:value-type="float" office:value="108000" calcext:value-type="float">
            <text:p>108000</text:p>
          </table:table-cell>
          <table:table-cell office:value-type="string" calcext:value-type="string">
            <text:p>ciento ocho mil</text:p>
          </table:table-cell>
          <table:table-cell table:number-columns-repeated="3"/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ciento sesenta mil</text:p>
          </table:table-cell>
          <table:table-cell table:number-columns-repeated="3"/>
        </table:table-row>
        <table:table-row table:style-name="ro1">
          <table:table-cell office:value-type="float" office:value="585000" calcext:value-type="float">
            <text:p>585000</text:p>
          </table:table-cell>
          <table:table-cell office:value-type="string" calcext:value-type="string">
            <text:p>quinientos (o quinientas) ochenta y cinco mil</text:p>
          </table:table-cell>
          <table:table-cell table:number-columns-repeated="3"/>
        </table:table-row>
        <table:table-row table:style-name="ro1">
          <table:table-cell office:value-type="float" office:value="999000" calcext:value-type="float">
            <text:p>999000</text:p>
          </table:table-cell>
          <table:table-cell office:value-type="string" calcext:value-type="string">
            <text:p>novecientos (o novecientas) noventa y nueve mil 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mil</text:p>
          </table:table-cell>
          <table:table-cell table:number-columns-repeated="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un millón</text:p>
          </table:table-cell>
          <table:table-cell table:number-columns-repeated="3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string" calcext:value-type="string">
            <text:p>dos millones</text:p>
          </table:table-cell>
          <table:table-cell table:number-columns-repeated="3"/>
        </table:table-row>
        <table:table-row table:style-name="ro1"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quinientos millones</text:p>
          </table:table-cell>
          <table:table-cell table:number-columns-repeated="3"/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mil millones (a veces «un millardo»)</text:p>
          </table:table-cell>
          <table:table-cell table:number-columns-repeated="3"/>
        </table:table-row>
        <table:table-row table:style-name="ro1">
          <table:table-cell office:value-type="float" office:value="1200000000" calcext:value-type="float">
            <text:p>1200000000</text:p>
          </table:table-cell>
          <table:table-cell office:value-type="string" calcext:value-type="string">
            <text:p>mil doscientos millones</text:p>
          </table:table-cell>
          <table:table-cell table:number-columns-repeated="3"/>
        </table:table-row>
        <table:table-row table:style-name="ro1">
          <table:table-cell office:value-type="float" office:value="5000000000" calcext:value-type="float">
            <text:p>5000000000</text:p>
          </table:table-cell>
          <table:table-cell office:value-type="string" calcext:value-type="string">
            <text:p>cinco mil millones</text:p>
          </table:table-cell>
          <table:table-cell table:number-columns-repeated="3"/>
        </table:table-row>
        <table:table-row table:style-name="ro1">
          <table:table-cell office:value-type="float" office:value="1000000000000" calcext:value-type="float">
            <text:p>1000000000000</text:p>
          </table:table-cell>
          <table:table-cell office:value-type="string" calcext:value-type="string">
            <text:p>un billón</text:p>
          </table:table-cell>
          <table:table-cell table:number-columns-repeated="3"/>
        </table:table-row>
        <table:table-row table:style-name="ro1">
          <table:table-cell office:value-type="float" office:value="1000000000000000" calcext:value-type="float">
            <text:p>1000000000000000</text:p>
          </table:table-cell>
          <table:table-cell office:value-type="string" calcext:value-type="string">
            <text:p>mil billones</text:p>
          </table:table-cell>
          <table:table-cell table:number-columns-repeated="3"/>
        </table:table-row>
        <table:table-row table:style-name="ro1">
          <table:table-cell office:value-type="float" office:value="1E+018" calcext:value-type="float">
            <text:p>1E+018</text:p>
          </table:table-cell>
          <table:table-cell office:value-type="string" calcext:value-type="string">
            <text:p>un trillón</text:p>
          </table:table-cell>
          <table:table-cell table:number-columns-repeated="3"/>
        </table:table-row>
        <table:table-row table:style-name="ro1">
          <table:table-cell office:value-type="float" office:value="1E+024" calcext:value-type="float">
            <text:p>1E+024</text:p>
          </table:table-cell>
          <table:table-cell office:value-type="string" calcext:value-type="string">
            <text:p>un cuatrillón</text:p>
          </table:table-cell>
          <table:table-cell table:number-columns-repeated="3"/>
        </table:table-row>
        <table:table-row table:style-name="ro1">
          <table:table-cell office:value-type="float" office:value="1E+030" calcext:value-type="float">
            <text:p>1E+030</text:p>
          </table:table-cell>
          <table:table-cell office:value-type="string" calcext:value-type="string">
            <text:p>un quintillón</text:p>
          </table:table-cell>
          <table:table-cell table:number-columns-repeated="3"/>
        </table:table-row>
        <table:table-row table:style-name="ro1">
          <table:table-cell office:value-type="float" office:value="1E+036" calcext:value-type="float">
            <text:p>1E+036</text:p>
          </table:table-cell>
          <table:table-cell office:value-type="string" calcext:value-type="string">
            <text:p>un sextillón</text:p>
          </table:table-cell>
          <table:table-cell table:number-columns-repeated="3"/>
        </table:table-row>
        <table:table-row table:style-name="ro1">
          <table:table-cell office:value-type="float" office:value="1E+042" calcext:value-type="float">
            <text:p>1E+042</text:p>
          </table:table-cell>
          <table:table-cell office:value-type="string" calcext:value-type="string">
            <text:p>un septillón</text:p>
          </table:table-cell>
          <table:table-cell table:number-columns-repeated="3"/>
        </table:table-row>
        <table:table-row table:style-name="ro1">
          <table:table-cell office:value-type="float" office:value="1E+048" calcext:value-type="float">
            <text:p>1E+048</text:p>
          </table:table-cell>
          <table:table-cell office:value-type="string" calcext:value-type="string">
            <text:p>un octillón</text:p>
          </table:table-cell>
          <table:table-cell table:number-columns-repeated="3"/>
        </table:table-row>
        <table:table-row table:style-name="ro1">
          <table:table-cell office:value-type="float" office:value="1E+054" calcext:value-type="float">
            <text:p>1E+054</text:p>
          </table:table-cell>
          <table:table-cell office:value-type="string" calcext:value-type="string">
            <text:p>un nonillón</text:p>
          </table:table-cell>
          <table:table-cell table:number-columns-repeated="3"/>
        </table:table-row>
        <table:table-row table:style-name="ro1">
          <table:table-cell table:style-name="ce1" office:value-type="float" office:value="1E+016" calcext:value-type="float">
            <text:p>1,00E+16</text:p>
          </table:table-cell>
          <table:table-cell office:value-type="string" calcext:value-type="string">
            <text:p>un decillón</text:p>
          </table:table-cell>
          <table:table-cell table:number-columns-repeated="3"/>
        </table:table-row>
        <table:table-row table:style-name="ro1">
          <table:table-cell table:style-name="ce1" office:value-type="float" office:value="1E+017" calcext:value-type="float">
            <text:p>1,00E+17</text:p>
          </table:table-cell>
          <table:table-cell office:value-type="string" calcext:value-type="string">
            <text:p>un undecillón</text:p>
          </table:table-cell>
          <table:table-cell table:number-columns-repeated="3"/>
        </table:table-row>
        <table:table-row table:style-name="ro1">
          <table:table-cell table:style-name="ce1" office:value-type="float" office:value="1E+018" calcext:value-type="float">
            <text:p>1,00E+18</text:p>
          </table:table-cell>
          <table:table-cell office:value-type="string" calcext:value-type="string">
            <text:p>un duodecillón</text:p>
          </table:table-cell>
          <table:table-cell table:number-columns-repeated="3"/>
        </table:table-row>
        <table:table-row table:style-name="ro1">
          <table:table-cell table:style-name="ce1" office:value-type="float" office:value="1E+026" calcext:value-type="float">
            <text:p>1,00E+26</text:p>
          </table:table-cell>
          <table:table-cell office:value-type="string" calcext:value-type="string">
            <text:p>un vigintillón</text:p>
          </table:table-cell>
          <table:table-cell table:number-columns-repeated="3"/>
        </table:table-row>
        <table:table-row table:style-name="ro1">
          <table:table-cell table:style-name="ce1" office:value-type="float" office:value="1E+036" calcext:value-type="float">
            <text:p>1,00E+36</text:p>
          </table:table-cell>
          <table:table-cell office:value-type="string" calcext:value-type="string">
            <text:p>un trigentillón</text:p>
          </table:table-cell>
          <table:table-cell table:number-columns-repeated="3"/>
        </table:table-row>
        <table:table-row table:style-name="ro1">
          <table:table-cell table:style-name="ce1" office:value-type="float" office:value="1E+106" calcext:value-type="float">
            <text:p>1,00E+106</text:p>
          </table:table-cell>
          <table:table-cell office:value-type="string" calcext:value-type="string">
            <text:p>un centillón</text:p>
          </table:table-cell>
          <table:table-cell table:number-columns-repeated="3"/>
        </table:table-row>
        <table:table-row table:style-name="ro1">
          <table:table-cell table:style-name="ce1" office:value-type="float" office:value="1E+206" calcext:value-type="float">
            <text:p>1,00E+206</text:p>
          </table:table-cell>
          <table:table-cell office:value-type="string" calcext:value-type="string">
            <text:p>un bicentillón</text:p>
          </table:table-cell>
          <table:table-cell table:number-columns-repeated="3"/>
        </table:table-row>
        <table:table-row table:style-name="ro1">
          <table:table-cell table:style-name="ce1" office:value-type="float" office:value="1E+306" calcext:value-type="float">
            <text:p>1,00E+306</text:p>
          </table:table-cell>
          <table:table-cell office:value-type="string" calcext:value-type="string">
            <text:p>un tricentillón</text:p>
          </table:table-cell>
          <table:table-cell table:number-columns-repeated="3"/>
        </table:table-row>
      </table:table>
      <table:table table:name="Hoja2" table:style-name="ta1"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1" table:number-columns-repeated="1014" table:default-cell-style-name="ce3"/>
        <table:table-row table:style-name="ro1">
          <table:table-cell office:value-type="string" calcext:value-type="string">
            <text:p>valor</text:p>
          </table:table-cell>
          <table:table-cell office:value-type="string" calcext:value-type="string">
            <text:p>texto</text:p>
          </table:table-cell>
          <table:table-cell office:value-type="string" calcext:value-type="string">
            <text:p>prefijo</text:p>
          </table:table-cell>
          <table:table-cell office:value-type="string" calcext:value-type="string">
            <text:p>nota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ero</text:p>
          </table:table-cell>
          <table:table-cell table:number-columns-repeated="2"/>
          <table:table-cell table:formula="of:=COM.MICROSOFT.CONCAT([.$A$1];&quot;:&quot;;[.A2];&quot;, &quot;;[.$B$1];&quot;:'&quot;;[.B2];&quot;', &quot;;[.$C$1];&quot;:'&quot;;[.C2];&quot;', &quot;;[.$D$1];&quot;:'&quot;;[.D2];&quot;'&quot;)" office:value-type="string" office:string-value="valor:0, texto:'cero', prefijo:'', nota:''" calcext:value-type="string">
            <text:p>valor:0, texto:'cero', prefijo:'', nota:''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o</text:p>
          </table:table-cell>
          <table:table-cell table:number-columns-repeated="2"/>
          <table:table-cell table:formula="of:=COM.MICROSOFT.CONCAT([.$A$1];&quot;:&quot;;[.A3];&quot;, &quot;;[.$B$1];&quot;:'&quot;;[.B3];&quot;', &quot;;[.$C$1];&quot;:'&quot;;[.C3];&quot;', &quot;;[.$D$1];&quot;:'&quot;;[.D3];&quot;'&quot;)" office:value-type="string" office:string-value="valor:1, texto:'uno', prefijo:'', nota:''" calcext:value-type="string">
            <text:p>valor:1, texto:'uno', prefijo:'', nota:''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s</text:p>
          </table:table-cell>
          <table:table-cell table:number-columns-repeated="2"/>
          <table:table-cell table:formula="of:=COM.MICROSOFT.CONCAT([.$A$1];&quot;:&quot;;[.A4];&quot;, &quot;;[.$B$1];&quot;:'&quot;;[.B4];&quot;', &quot;;[.$C$1];&quot;:'&quot;;[.C4];&quot;', &quot;;[.$D$1];&quot;:'&quot;;[.D4];&quot;'&quot;)" office:value-type="string" office:string-value="valor:2, texto:'dos', prefijo:'', nota:''" calcext:value-type="string">
            <text:p>valor:2, texto:'dos', prefijo:'', nota:''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es</text:p>
          </table:table-cell>
          <table:table-cell table:number-columns-repeated="2"/>
          <table:table-cell table:formula="of:=COM.MICROSOFT.CONCAT([.$A$1];&quot;:&quot;;[.A5];&quot;, &quot;;[.$B$1];&quot;:'&quot;;[.B5];&quot;', &quot;;[.$C$1];&quot;:'&quot;;[.C5];&quot;', &quot;;[.$D$1];&quot;:'&quot;;[.D5];&quot;'&quot;)" office:value-type="string" office:string-value="valor:3, texto:'tres', prefijo:'', nota:''" calcext:value-type="string">
            <text:p>valor:3, texto:'tres', prefijo:'', nota:''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uatro</text:p>
          </table:table-cell>
          <table:table-cell table:number-columns-repeated="2"/>
          <table:table-cell table:formula="of:=COM.MICROSOFT.CONCAT([.$A$1];&quot;:&quot;;[.A6];&quot;, &quot;;[.$B$1];&quot;:'&quot;;[.B6];&quot;', &quot;;[.$C$1];&quot;:'&quot;;[.C6];&quot;', &quot;;[.$D$1];&quot;:'&quot;;[.D6];&quot;'&quot;)" office:value-type="string" office:string-value="valor:4, texto:'cuatro', prefijo:'', nota:''" calcext:value-type="string">
            <text:p>valor:4, texto:'cuatro', prefijo:'', nota:''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inco</text:p>
          </table:table-cell>
          <table:table-cell table:number-columns-repeated="2"/>
          <table:table-cell table:formula="of:=COM.MICROSOFT.CONCAT([.$A$1];&quot;:&quot;;[.A7];&quot;, &quot;;[.$B$1];&quot;:'&quot;;[.B7];&quot;', &quot;;[.$C$1];&quot;:'&quot;;[.C7];&quot;', &quot;;[.$D$1];&quot;:'&quot;;[.D7];&quot;'&quot;)" office:value-type="string" office:string-value="valor:5, texto:'cinco', prefijo:'', nota:''" calcext:value-type="string">
            <text:p>valor:5, texto:'cinco', prefijo:'', nota:''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is</text:p>
          </table:table-cell>
          <table:table-cell table:number-columns-repeated="2"/>
          <table:table-cell table:formula="of:=COM.MICROSOFT.CONCAT([.$A$1];&quot;:&quot;;[.A8];&quot;, &quot;;[.$B$1];&quot;:'&quot;;[.B8];&quot;', &quot;;[.$C$1];&quot;:'&quot;;[.C8];&quot;', &quot;;[.$D$1];&quot;:'&quot;;[.D8];&quot;'&quot;)" office:value-type="string" office:string-value="valor:6, texto:'seis', prefijo:'', nota:''" calcext:value-type="string">
            <text:p>valor:6, texto:'seis', prefijo:'', nota:''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ete</text:p>
          </table:table-cell>
          <table:table-cell table:number-columns-repeated="2"/>
          <table:table-cell table:formula="of:=COM.MICROSOFT.CONCAT([.$A$1];&quot;:&quot;;[.A9];&quot;, &quot;;[.$B$1];&quot;:'&quot;;[.B9];&quot;', &quot;;[.$C$1];&quot;:'&quot;;[.C9];&quot;', &quot;;[.$D$1];&quot;:'&quot;;[.D9];&quot;'&quot;)" office:value-type="string" office:string-value="valor:7, texto:'siete', prefijo:'', nota:''" calcext:value-type="string">
            <text:p>valor:7, texto:'siete', prefijo:'', nota:''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cho</text:p>
          </table:table-cell>
          <table:table-cell table:number-columns-repeated="2"/>
          <table:table-cell table:formula="of:=COM.MICROSOFT.CONCAT([.$A$1];&quot;:&quot;;[.A10];&quot;, &quot;;[.$B$1];&quot;:'&quot;;[.B10];&quot;', &quot;;[.$C$1];&quot;:'&quot;;[.C10];&quot;', &quot;;[.$D$1];&quot;:'&quot;;[.D10];&quot;'&quot;)" office:value-type="string" office:string-value="valor:8, texto:'ocho', prefijo:'', nota:''" calcext:value-type="string">
            <text:p>valor:8, texto:'ocho', prefijo:'', nota:''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ueve</text:p>
          </table:table-cell>
          <table:table-cell table:number-columns-repeated="2"/>
          <table:table-cell table:formula="of:=COM.MICROSOFT.CONCAT([.$A$1];&quot;:&quot;;[.A11];&quot;, &quot;;[.$B$1];&quot;:'&quot;;[.B11];&quot;', &quot;;[.$C$1];&quot;:'&quot;;[.C11];&quot;', &quot;;[.$D$1];&quot;:'&quot;;[.D11];&quot;'&quot;)" office:value-type="string" office:string-value="valor:9, texto:'nueve', prefijo:'', nota:''" calcext:value-type="string">
            <text:p>valor:9, texto:'nueve', prefijo:'', nota:''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ez</text:p>
          </table:table-cell>
          <table:table-cell table:number-columns-repeated="2"/>
          <table:table-cell table:formula="of:=COM.MICROSOFT.CONCAT([.$A$1];&quot;:&quot;;[.A12];&quot;, &quot;;[.$B$1];&quot;:'&quot;;[.B12];&quot;', &quot;;[.$C$1];&quot;:'&quot;;[.C12];&quot;', &quot;;[.$D$1];&quot;:'&quot;;[.D12];&quot;'&quot;)" office:value-type="string" office:string-value="valor:10, texto:'diez', prefijo:'', nota:''" calcext:value-type="string">
            <text:p>valor:10, texto:'diez', prefijo:'', nota:''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nce</text:p>
          </table:table-cell>
          <table:table-cell table:number-columns-repeated="2"/>
          <table:table-cell table:formula="of:=COM.MICROSOFT.CONCAT([.$A$1];&quot;:&quot;;[.A13];&quot;, &quot;;[.$B$1];&quot;:'&quot;;[.B13];&quot;', &quot;;[.$C$1];&quot;:'&quot;;[.C13];&quot;', &quot;;[.$D$1];&quot;:'&quot;;[.D13];&quot;'&quot;)" office:value-type="string" office:string-value="valor:11, texto:'once', prefijo:'', nota:''" calcext:value-type="string">
            <text:p>valor:11, texto:'once', prefijo:'', nota:''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oce</text:p>
          </table:table-cell>
          <table:table-cell table:number-columns-repeated="2"/>
          <table:table-cell table:formula="of:=COM.MICROSOFT.CONCAT([.$A$1];&quot;:&quot;;[.A14];&quot;, &quot;;[.$B$1];&quot;:'&quot;;[.B14];&quot;', &quot;;[.$C$1];&quot;:'&quot;;[.C14];&quot;', &quot;;[.$D$1];&quot;:'&quot;;[.D14];&quot;'&quot;)" office:value-type="string" office:string-value="valor:12, texto:'doce', prefijo:'', nota:''" calcext:value-type="string">
            <text:p>valor:12, texto:'doce', prefijo:'', nota:''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rece</text:p>
          </table:table-cell>
          <table:table-cell table:number-columns-repeated="2"/>
          <table:table-cell table:formula="of:=COM.MICROSOFT.CONCAT([.$A$1];&quot;:&quot;;[.A15];&quot;, &quot;;[.$B$1];&quot;:'&quot;;[.B15];&quot;', &quot;;[.$C$1];&quot;:'&quot;;[.C15];&quot;', &quot;;[.$D$1];&quot;:'&quot;;[.D15];&quot;'&quot;)" office:value-type="string" office:string-value="valor:13, texto:'trece', prefijo:'', nota:''" calcext:value-type="string">
            <text:p>valor:13, texto:'trece', prefijo:'', nota:''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torce</text:p>
          </table:table-cell>
          <table:table-cell table:number-columns-repeated="2"/>
          <table:table-cell table:formula="of:=COM.MICROSOFT.CONCAT([.$A$1];&quot;:&quot;;[.A16];&quot;, &quot;;[.$B$1];&quot;:'&quot;;[.B16];&quot;', &quot;;[.$C$1];&quot;:'&quot;;[.C16];&quot;', &quot;;[.$D$1];&quot;:'&quot;;[.D16];&quot;'&quot;)" office:value-type="string" office:string-value="valor:14, texto:'catorce', prefijo:'', nota:''" calcext:value-type="string">
            <text:p>valor:14, texto:'catorce', prefijo:'', nota:''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quince</text:p>
          </table:table-cell>
          <table:table-cell table:number-columns-repeated="2"/>
          <table:table-cell table:formula="of:=COM.MICROSOFT.CONCAT([.$A$1];&quot;:&quot;;[.A17];&quot;, &quot;;[.$B$1];&quot;:'&quot;;[.B17];&quot;', &quot;;[.$C$1];&quot;:'&quot;;[.C17];&quot;', &quot;;[.$D$1];&quot;:'&quot;;[.D17];&quot;'&quot;)" office:value-type="string" office:string-value="valor:15, texto:'quince', prefijo:'', nota:''" calcext:value-type="string">
            <text:p>valor:15, texto:'quince', prefijo:'', nota:''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ieciséis</text:p>
          </table:table-cell>
          <table:table-cell/>
          <table:table-cell office:value-type="string" calcext:value-type="string">
            <text:p>Lleva tilde.</text:p>
          </table:table-cell>
          <table:table-cell table:formula="of:=COM.MICROSOFT.CONCAT([.$A$1];&quot;:&quot;;[.A18];&quot;, &quot;;[.$B$1];&quot;:'&quot;;[.B18];&quot;', &quot;;[.$C$1];&quot;:'&quot;;[.C18];&quot;', &quot;;[.$D$1];&quot;:'&quot;;[.D18];&quot;'&quot;)" office:value-type="string" office:string-value="valor:16, texto:'dieciséis', prefijo:'', nota:'Lleva tilde.'" calcext:value-type="string">
            <text:p>valor:16, texto:'dieciséis', prefijo:'', nota:'Lleva tilde.'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iecisiete</text:p>
          </table:table-cell>
          <table:table-cell table:number-columns-repeated="2"/>
          <table:table-cell table:formula="of:=COM.MICROSOFT.CONCAT([.$A$1];&quot;:&quot;;[.A19];&quot;, &quot;;[.$B$1];&quot;:'&quot;;[.B19];&quot;', &quot;;[.$C$1];&quot;:'&quot;;[.C19];&quot;', &quot;;[.$D$1];&quot;:'&quot;;[.D19];&quot;'&quot;)" office:value-type="string" office:string-value="valor:17, texto:'diecisiete', prefijo:'', nota:''" calcext:value-type="string">
            <text:p>valor:17, texto:'diecisiete', prefijo:'', nota:''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ieciocho</text:p>
          </table:table-cell>
          <table:table-cell table:number-columns-repeated="2"/>
          <table:table-cell table:formula="of:=COM.MICROSOFT.CONCAT([.$A$1];&quot;:&quot;;[.A20];&quot;, &quot;;[.$B$1];&quot;:'&quot;;[.B20];&quot;', &quot;;[.$C$1];&quot;:'&quot;;[.C20];&quot;', &quot;;[.$D$1];&quot;:'&quot;;[.D20];&quot;'&quot;)" office:value-type="string" office:string-value="valor:18, texto:'dieciocho', prefijo:'', nota:''" calcext:value-type="string">
            <text:p>valor:18, texto:'dieciocho', prefijo:'', nota:''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iecinueve</text:p>
          </table:table-cell>
          <table:table-cell table:number-columns-repeated="2"/>
          <table:table-cell table:formula="of:=COM.MICROSOFT.CONCAT([.$A$1];&quot;:&quot;;[.A21];&quot;, &quot;;[.$B$1];&quot;:'&quot;;[.B21];&quot;', &quot;;[.$C$1];&quot;:'&quot;;[.C21];&quot;', &quot;;[.$D$1];&quot;:'&quot;;[.D21];&quot;'&quot;)" office:value-type="string" office:string-value="valor:19, texto:'diecinueve', prefijo:'', nota:''" calcext:value-type="string">
            <text:p>valor:19, texto:'diecinueve', prefijo:'', nota:''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einte</text:p>
          </table:table-cell>
          <table:table-cell/>
          <table:table-cell office:value-type="string" calcext:value-type="string">
            <text:p>Nótese la i</text:p>
          </table:table-cell>
          <table:table-cell table:formula="of:=COM.MICROSOFT.CONCAT([.$A$1];&quot;:&quot;;[.A22];&quot;, &quot;;[.$B$1];&quot;:'&quot;;[.B22];&quot;', &quot;;[.$C$1];&quot;:'&quot;;[.C22];&quot;', &quot;;[.$D$1];&quot;:'&quot;;[.D22];&quot;'&quot;)" office:value-type="string" office:string-value="valor:20, texto:'veinte', prefijo:'', nota:'Nótese la i'" calcext:value-type="string">
            <text:p>valor:20, texto:'veinte', prefijo:'', nota:'Nótese la i'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eintiuno</text:p>
          </table:table-cell>
          <table:table-cell table:style-name="ce5" office:value-type="string" calcext:value-type="string">
            <text:p>veintiún</text:p>
          </table:table-cell>
          <table:table-cell office:value-type="string" calcext:value-type="string">
            <text:p>veintiuna Delante de un sustantivo veintiún o veintiuna.</text:p>
          </table:table-cell>
          <table:table-cell table:formula="of:=COM.MICROSOFT.CONCAT([.$A$1];&quot;:&quot;;[.A23];&quot;, &quot;;[.$B$1];&quot;:'&quot;;[.B23];&quot;', &quot;;[.$C$1];&quot;:'&quot;;[.C23];&quot;', &quot;;[.$D$1];&quot;:'&quot;;[.D23];&quot;'&quot;)" office:value-type="string" office:string-value="valor:21, texto:'veintiuno', prefijo:'veintiún', nota:'veintiuna Delante de un sustantivo veintiún o veintiuna.'" calcext:value-type="string">
            <text:p>valor:21, texto:'veintiuno', prefijo:'veintiún', nota:'veintiuna Delante de un sustantivo veintiún o veintiuna.'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eintidós</text:p>
          </table:table-cell>
          <table:table-cell/>
          <table:table-cell office:value-type="string" calcext:value-type="string">
            <text:p>Lleva tilde.</text:p>
          </table:table-cell>
          <table:table-cell table:formula="of:=COM.MICROSOFT.CONCAT([.$A$1];&quot;:&quot;;[.A24];&quot;, &quot;;[.$B$1];&quot;:'&quot;;[.B24];&quot;', &quot;;[.$C$1];&quot;:'&quot;;[.C24];&quot;', &quot;;[.$D$1];&quot;:'&quot;;[.D24];&quot;'&quot;)" office:value-type="string" office:string-value="valor:22, texto:'veintidós', prefijo:'', nota:'Lleva tilde.'" calcext:value-type="string">
            <text:p>valor:22, texto:'veintidós', prefijo:'', nota:'Lleva tilde.'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eintitrés</text:p>
          </table:table-cell>
          <table:table-cell/>
          <table:table-cell office:value-type="string" calcext:value-type="string">
            <text:p>Lleva tilde.</text:p>
          </table:table-cell>
          <table:table-cell table:formula="of:=COM.MICROSOFT.CONCAT([.$A$1];&quot;:&quot;;[.A25];&quot;, &quot;;[.$B$1];&quot;:'&quot;;[.B25];&quot;', &quot;;[.$C$1];&quot;:'&quot;;[.C25];&quot;', &quot;;[.$D$1];&quot;:'&quot;;[.D25];&quot;'&quot;)" office:value-type="string" office:string-value="valor:23, texto:'veintitrés', prefijo:'', nota:'Lleva tilde.'" calcext:value-type="string">
            <text:p>valor:23, texto:'veintitrés', prefijo:'', nota:'Lleva tilde.'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einticuatro</text:p>
          </table:table-cell>
          <table:table-cell table:number-columns-repeated="2"/>
          <table:table-cell table:formula="of:=COM.MICROSOFT.CONCAT([.$A$1];&quot;:&quot;;[.A26];&quot;, &quot;;[.$B$1];&quot;:'&quot;;[.B26];&quot;', &quot;;[.$C$1];&quot;:'&quot;;[.C26];&quot;', &quot;;[.$D$1];&quot;:'&quot;;[.D26];&quot;'&quot;)" office:value-type="string" office:string-value="valor:24, texto:'veinticuatro', prefijo:'', nota:''" calcext:value-type="string">
            <text:p>valor:24, texto:'veinticuatro', prefijo:'', nota:''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einticinco</text:p>
          </table:table-cell>
          <table:table-cell/>
          <table:table-cell office:value-type="string" calcext:value-type="string">
            <text:p>En textos especializados a 25 años se refieren con el término «generación».</text:p>
          </table:table-cell>
          <table:table-cell table:formula="of:=COM.MICROSOFT.CONCAT([.$A$1];&quot;:&quot;;[.A27];&quot;, &quot;;[.$B$1];&quot;:'&quot;;[.B27];&quot;', &quot;;[.$C$1];&quot;:'&quot;;[.C27];&quot;', &quot;;[.$D$1];&quot;:'&quot;;[.D27];&quot;'&quot;)" office:value-type="string" office:string-value="valor:25, texto:'veinticinco', prefijo:'', nota:'En textos especializados a 25 años se refieren con el término «generación».'" calcext:value-type="string">
            <text:p>valor:25, texto:'veinticinco', prefijo:'', nota:'En textos especializados a 25 años se refieren con el término «generación».'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eintiséis</text:p>
          </table:table-cell>
          <table:table-cell/>
          <table:table-cell office:value-type="string" calcext:value-type="string">
            <text:p>Lleva tilde.</text:p>
          </table:table-cell>
          <table:table-cell table:formula="of:=COM.MICROSOFT.CONCAT([.$A$1];&quot;:&quot;;[.A28];&quot;, &quot;;[.$B$1];&quot;:'&quot;;[.B28];&quot;', &quot;;[.$C$1];&quot;:'&quot;;[.C28];&quot;', &quot;;[.$D$1];&quot;:'&quot;;[.D28];&quot;'&quot;)" office:value-type="string" office:string-value="valor:26, texto:'veintiséis', prefijo:'', nota:'Lleva tilde.'" calcext:value-type="string">
            <text:p>valor:26, texto:'veintiséis', prefijo:'', nota:'Lleva tilde.'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eintisiete</text:p>
          </table:table-cell>
          <table:table-cell table:number-columns-repeated="2"/>
          <table:table-cell table:formula="of:=COM.MICROSOFT.CONCAT([.$A$1];&quot;:&quot;;[.A29];&quot;, &quot;;[.$B$1];&quot;:'&quot;;[.B29];&quot;', &quot;;[.$C$1];&quot;:'&quot;;[.C29];&quot;', &quot;;[.$D$1];&quot;:'&quot;;[.D29];&quot;'&quot;)" office:value-type="string" office:string-value="valor:27, texto:'veintisiete', prefijo:'', nota:''" calcext:value-type="string">
            <text:p>valor:27, texto:'veintisiete', prefijo:'', nota:''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eintiocho</text:p>
          </table:table-cell>
          <table:table-cell table:number-columns-repeated="2"/>
          <table:table-cell table:formula="of:=COM.MICROSOFT.CONCAT([.$A$1];&quot;:&quot;;[.A30];&quot;, &quot;;[.$B$1];&quot;:'&quot;;[.B30];&quot;', &quot;;[.$C$1];&quot;:'&quot;;[.C30];&quot;', &quot;;[.$D$1];&quot;:'&quot;;[.D30];&quot;'&quot;)" office:value-type="string" office:string-value="valor:28, texto:'veintiocho', prefijo:'', nota:''" calcext:value-type="string">
            <text:p>valor:28, texto:'veintiocho', prefijo:'', nota:''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veintinueve</text:p>
          </table:table-cell>
          <table:table-cell table:number-columns-repeated="2"/>
          <table:table-cell table:formula="of:=COM.MICROSOFT.CONCAT([.$A$1];&quot;:&quot;;[.A31];&quot;, &quot;;[.$B$1];&quot;:'&quot;;[.B31];&quot;', &quot;;[.$C$1];&quot;:'&quot;;[.C31];&quot;', &quot;;[.$D$1];&quot;:'&quot;;[.D31];&quot;'&quot;)" office:value-type="string" office:string-value="valor:29, texto:'veintinueve', prefijo:'', nota:''" calcext:value-type="string">
            <text:p>valor:29, texto:'veintinueve', prefijo:'', nota:''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reinta</text:p>
          </table:table-cell>
          <table:table-cell/>
          <table:table-cell office:value-type="string" calcext:value-type="string">
            <text:p>Nótese la i</text:p>
          </table:table-cell>
          <table:table-cell table:formula="of:=COM.MICROSOFT.CONCAT([.$A$1];&quot;:&quot;;[.A32];&quot;, &quot;;[.$B$1];&quot;:'&quot;;[.B32];&quot;', &quot;;[.$C$1];&quot;:'&quot;;[.C32];&quot;', &quot;;[.$D$1];&quot;:'&quot;;[.D32];&quot;'&quot;)" office:value-type="string" office:string-value="valor:30, texto:'treinta', prefijo:'', nota:'Nótese la i'" calcext:value-type="string">
            <text:p>valor:30, texto:'treinta', prefijo:'', nota:'Nótese la i'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reinta y uno</text:p>
          </table:table-cell>
          <table:table-cell office:value-type="string" calcext:value-type="string">
            <text:p>treinta y un</text:p>
          </table:table-cell>
          <table:table-cell office:value-type="string" calcext:value-type="string">
            <text:p>treinta y una Delante de un sustantivo treinta y un o treinta y una.</text:p>
          </table:table-cell>
          <table:table-cell table:formula="of:=COM.MICROSOFT.CONCAT([.$A$1];&quot;:&quot;;[.A33];&quot;, &quot;;[.$B$1];&quot;:'&quot;;[.B33];&quot;', &quot;;[.$C$1];&quot;:'&quot;;[.C33];&quot;', &quot;;[.$D$1];&quot;:'&quot;;[.D33];&quot;'&quot;)" office:value-type="string" office:string-value="valor:31, texto:'treinta y uno', prefijo:'treinta y un', nota:'treinta y una Delante de un sustantivo treinta y un o treinta y una.'" calcext:value-type="string">
            <text:p>valor:31, texto:'treinta y uno', prefijo:'treinta y un', nota:'treinta y una Delante de un sustantivo treinta y un o treinta y una.'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uarenta</text:p>
          </table:table-cell>
          <table:table-cell table:number-columns-repeated="2"/>
          <table:table-cell table:formula="of:=COM.MICROSOFT.CONCAT([.$A$1];&quot;:&quot;;[.A34];&quot;, &quot;;[.$B$1];&quot;:'&quot;;[.B34];&quot;', &quot;;[.$C$1];&quot;:'&quot;;[.C34];&quot;', &quot;;[.$D$1];&quot;:'&quot;;[.D34];&quot;'&quot;)" office:value-type="string" office:string-value="valor:40, texto:'cuarenta', prefijo:'', nota:''" calcext:value-type="string">
            <text:p>valor:40, texto:'cuarenta', prefijo:'', nota:''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uarenta y uno</text:p>
          </table:table-cell>
          <table:table-cell office:value-type="string" calcext:value-type="string">
            <text:p>cuarenta y un</text:p>
          </table:table-cell>
          <table:table-cell office:value-type="string" calcext:value-type="string">
            <text:p>cuarenta y una Delante de un sustantivo cuarenta y un o cuarenta y una.</text:p>
          </table:table-cell>
          <table:table-cell table:formula="of:=COM.MICROSOFT.CONCAT([.$A$1];&quot;:&quot;;[.A35];&quot;, &quot;;[.$B$1];&quot;:'&quot;;[.B35];&quot;', &quot;;[.$C$1];&quot;:'&quot;;[.C35];&quot;', &quot;;[.$D$1];&quot;:'&quot;;[.D35];&quot;'&quot;)" office:value-type="string" office:string-value="valor:41, texto:'cuarenta y uno', prefijo:'cuarenta y un', nota:'cuarenta y una Delante de un sustantivo cuarenta y un o cuarenta y una.'" calcext:value-type="string">
            <text:p>valor:41, texto:'cuarenta y uno', prefijo:'cuarenta y un', nota:'cuarenta y una Delante de un sustantivo cuarenta y un o cuarenta y una.'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incuenta</text:p>
          </table:table-cell>
          <table:table-cell table:number-columns-repeated="2"/>
          <table:table-cell table:formula="of:=COM.MICROSOFT.CONCAT([.$A$1];&quot;:&quot;;[.A36];&quot;, &quot;;[.$B$1];&quot;:'&quot;;[.B36];&quot;', &quot;;[.$C$1];&quot;:'&quot;;[.C36];&quot;', &quot;;[.$D$1];&quot;:'&quot;;[.D36];&quot;'&quot;)" office:value-type="string" office:string-value="valor:50, texto:'cincuenta', prefijo:'', nota:''" calcext:value-type="string">
            <text:p>valor:50, texto:'cincuenta', prefijo:'', nota:''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incuenta y uno</text:p>
          </table:table-cell>
          <table:table-cell office:value-type="string" calcext:value-type="string">
            <text:p>cincuenta y un</text:p>
          </table:table-cell>
          <table:table-cell office:value-type="string" calcext:value-type="string">
            <text:p>cincuenta y una Delante de un sustantivo cincuenta y un o cincuenta y una.</text:p>
          </table:table-cell>
          <table:table-cell table:formula="of:=COM.MICROSOFT.CONCAT([.$A$1];&quot;:&quot;;[.A37];&quot;, &quot;;[.$B$1];&quot;:'&quot;;[.B37];&quot;', &quot;;[.$C$1];&quot;:'&quot;;[.C37];&quot;', &quot;;[.$D$1];&quot;:'&quot;;[.D37];&quot;'&quot;)" office:value-type="string" office:string-value="valor:51, texto:'cincuenta y uno', prefijo:'cincuenta y un', nota:'cincuenta y una Delante de un sustantivo cincuenta y un o cincuenta y una.'" calcext:value-type="string">
            <text:p>valor:51, texto:'cincuenta y uno', prefijo:'cincuenta y un', nota:'cincuenta y una Delante de un sustantivo cincuenta y un o cincuenta y una.'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esenta</text:p>
          </table:table-cell>
          <table:table-cell table:number-columns-repeated="2"/>
          <table:table-cell table:formula="of:=COM.MICROSOFT.CONCAT([.$A$1];&quot;:&quot;;[.A38];&quot;, &quot;;[.$B$1];&quot;:'&quot;;[.B38];&quot;', &quot;;[.$C$1];&quot;:'&quot;;[.C38];&quot;', &quot;;[.$D$1];&quot;:'&quot;;[.D38];&quot;'&quot;)" office:value-type="string" office:string-value="valor:60, texto:'sesenta', prefijo:'', nota:''" calcext:value-type="string">
            <text:p>valor:60, texto:'sesenta', prefijo:'', nota:''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esenta y uno</text:p>
          </table:table-cell>
          <table:table-cell office:value-type="string" calcext:value-type="string">
            <text:p>sesenta y un</text:p>
          </table:table-cell>
          <table:table-cell office:value-type="string" calcext:value-type="string">
            <text:p>sesenta y una Delante de un sustantivo sesenta y un o sesenta y una.</text:p>
          </table:table-cell>
          <table:table-cell table:formula="of:=COM.MICROSOFT.CONCAT([.$A$1];&quot;:&quot;;[.A39];&quot;, &quot;;[.$B$1];&quot;:'&quot;;[.B39];&quot;', &quot;;[.$C$1];&quot;:'&quot;;[.C39];&quot;', &quot;;[.$D$1];&quot;:'&quot;;[.D39];&quot;'&quot;)" office:value-type="string" office:string-value="valor:61, texto:'sesenta y uno', prefijo:'sesenta y un', nota:'sesenta y una Delante de un sustantivo sesenta y un o sesenta y una.'" calcext:value-type="string">
            <text:p>valor:61, texto:'sesenta y uno', prefijo:'sesenta y un', nota:'sesenta y una Delante de un sustantivo sesenta y un o sesenta y una.'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etenta</text:p>
          </table:table-cell>
          <table:table-cell table:number-columns-repeated="2"/>
          <table:table-cell table:formula="of:=COM.MICROSOFT.CONCAT([.$A$1];&quot;:&quot;;[.A40];&quot;, &quot;;[.$B$1];&quot;:'&quot;;[.B40];&quot;', &quot;;[.$C$1];&quot;:'&quot;;[.C40];&quot;', &quot;;[.$D$1];&quot;:'&quot;;[.D40];&quot;'&quot;)" office:value-type="string" office:string-value="valor:70, texto:'setenta', prefijo:'', nota:''" calcext:value-type="string">
            <text:p>valor:70, texto:'setenta', prefijo:'', nota:''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etenta y uno</text:p>
          </table:table-cell>
          <table:table-cell office:value-type="string" calcext:value-type="string">
            <text:p>setenta y un</text:p>
          </table:table-cell>
          <table:table-cell office:value-type="string" calcext:value-type="string">
            <text:p>setenta y una Delante de un sustantivo setenta y un o setenta y una.</text:p>
          </table:table-cell>
          <table:table-cell table:formula="of:=COM.MICROSOFT.CONCAT([.$A$1];&quot;:&quot;;[.A41];&quot;, &quot;;[.$B$1];&quot;:'&quot;;[.B41];&quot;', &quot;;[.$C$1];&quot;:'&quot;;[.C41];&quot;', &quot;;[.$D$1];&quot;:'&quot;;[.D41];&quot;'&quot;)" office:value-type="string" office:string-value="valor:71, texto:'setenta y uno', prefijo:'setenta y un', nota:'setenta y una Delante de un sustantivo setenta y un o setenta y una.'" calcext:value-type="string">
            <text:p>valor:71, texto:'setenta y uno', prefijo:'setenta y un', nota:'setenta y una Delante de un sustantivo setenta y un o setenta y una.'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ochenta</text:p>
          </table:table-cell>
          <table:table-cell table:number-columns-repeated="2"/>
          <table:table-cell table:formula="of:=COM.MICROSOFT.CONCAT([.$A$1];&quot;:&quot;;[.A42];&quot;, &quot;;[.$B$1];&quot;:'&quot;;[.B42];&quot;', &quot;;[.$C$1];&quot;:'&quot;;[.C42];&quot;', &quot;;[.$D$1];&quot;:'&quot;;[.D42];&quot;'&quot;)" office:value-type="string" office:string-value="valor:80, texto:'ochenta', prefijo:'', nota:''" calcext:value-type="string">
            <text:p>valor:80, texto:'ochenta', prefijo:'', nota:''</text:p>
          </table:table-cell>
          <table:table-cell table:number-columns-repeated="10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ochenta y uno</text:p>
          </table:table-cell>
          <table:table-cell office:value-type="string" calcext:value-type="string">
            <text:p>ochenta y un</text:p>
          </table:table-cell>
          <table:table-cell office:value-type="string" calcext:value-type="string">
            <text:p>ochenta y una Delante de un sustantivo ochenta y un u ochenta y una.</text:p>
          </table:table-cell>
          <table:table-cell table:formula="of:=COM.MICROSOFT.CONCAT([.$A$1];&quot;:&quot;;[.A43];&quot;, &quot;;[.$B$1];&quot;:'&quot;;[.B43];&quot;', &quot;;[.$C$1];&quot;:'&quot;;[.C43];&quot;', &quot;;[.$D$1];&quot;:'&quot;;[.D43];&quot;'&quot;)" office:value-type="string" office:string-value="valor:81, texto:'ochenta y uno', prefijo:'ochenta y un', nota:'ochenta y una Delante de un sustantivo ochenta y un u ochenta y una.'" calcext:value-type="string">
            <text:p>valor:81, texto:'ochenta y uno', prefijo:'ochenta y un', nota:'ochenta y una Delante de un sustantivo ochenta y un u ochenta y una.'</text:p>
          </table:table-cell>
          <table:table-cell table:number-columns-repeated="10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noventa</text:p>
          </table:table-cell>
          <table:table-cell table:number-columns-repeated="2"/>
          <table:table-cell table:formula="of:=COM.MICROSOFT.CONCAT([.$A$1];&quot;:&quot;;[.A44];&quot;, &quot;;[.$B$1];&quot;:'&quot;;[.B44];&quot;', &quot;;[.$C$1];&quot;:'&quot;;[.C44];&quot;', &quot;;[.$D$1];&quot;:'&quot;;[.D44];&quot;'&quot;)" office:value-type="string" office:string-value="valor:90, texto:'noventa', prefijo:'', nota:''" calcext:value-type="string">
            <text:p>valor:90, texto:'noventa', prefijo:'', nota:''</text:p>
          </table:table-cell>
          <table:table-cell table:number-columns-repeated="101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noventa y uno</text:p>
          </table:table-cell>
          <table:table-cell office:value-type="string" calcext:value-type="string">
            <text:p>noventa y un</text:p>
          </table:table-cell>
          <table:table-cell office:value-type="string" calcext:value-type="string">
            <text:p>noventa y una Delante de un sustantivo noventa y un o noventa y una.</text:p>
          </table:table-cell>
          <table:table-cell table:formula="of:=COM.MICROSOFT.CONCAT([.$A$1];&quot;:&quot;;[.A45];&quot;, &quot;;[.$B$1];&quot;:'&quot;;[.B45];&quot;', &quot;;[.$C$1];&quot;:'&quot;;[.C45];&quot;', &quot;;[.$D$1];&quot;:'&quot;;[.D45];&quot;'&quot;)" office:value-type="string" office:string-value="valor:91, texto:'noventa y uno', prefijo:'noventa y un', nota:'noventa y una Delante de un sustantivo noventa y un o noventa y una.'" calcext:value-type="string">
            <text:p>valor:91, texto:'noventa y uno', prefijo:'noventa y un', nota:'noventa y una Delante de un sustantivo noventa y un o noventa y una.'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ien</text:p>
          </table:table-cell>
          <table:table-cell table:number-columns-repeated="2"/>
          <table:table-cell table:formula="of:=COM.MICROSOFT.CONCAT([.$A$1];&quot;:&quot;;[.A46];&quot;, &quot;;[.$B$1];&quot;:'&quot;;[.B46];&quot;', &quot;;[.$C$1];&quot;:'&quot;;[.C46];&quot;', &quot;;[.$D$1];&quot;:'&quot;;[.D46];&quot;'&quot;)" office:value-type="string" office:string-value="valor:100, texto:'cien', prefijo:'', nota:''" calcext:value-type="string">
            <text:p>valor:100, texto:'cien', prefijo:'', nota:''</text:p>
          </table:table-cell>
          <table:table-cell table:number-columns-repeated="10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iento un</text:p>
          </table:table-cell>
          <table:table-cell/>
          <table:table-cell office:value-type="string" calcext:value-type="string">
            <text:p>ciento una</text:p>
          </table:table-cell>
          <table:table-cell table:formula="of:=COM.MICROSOFT.CONCAT([.$A$1];&quot;:&quot;;[.A47];&quot;, &quot;;[.$B$1];&quot;:'&quot;;[.B47];&quot;', &quot;;[.$C$1];&quot;:'&quot;;[.C47];&quot;', &quot;;[.$D$1];&quot;:'&quot;;[.D47];&quot;'&quot;)" office:value-type="string" office:string-value="valor:101, texto:'ciento un', prefijo:'', nota:'ciento una'" calcext:value-type="string">
            <text:p>valor:101, texto:'ciento un', prefijo:'', nota:'ciento una'</text:p>
          </table:table-cell>
          <table:table-cell table:number-columns-repeated="101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iento once</text:p>
          </table:table-cell>
          <table:table-cell table:number-columns-repeated="2"/>
          <table:table-cell table:formula="of:=COM.MICROSOFT.CONCAT([.$A$1];&quot;:&quot;;[.A48];&quot;, &quot;;[.$B$1];&quot;:'&quot;;[.B48];&quot;', &quot;;[.$C$1];&quot;:'&quot;;[.C48];&quot;', &quot;;[.$D$1];&quot;:'&quot;;[.D48];&quot;'&quot;)" office:value-type="string" office:string-value="valor:111, texto:'ciento once', prefijo:'', nota:''" calcext:value-type="string">
            <text:p>valor:111, texto:'ciento once', prefijo:'', nota:''</text:p>
          </table:table-cell>
          <table:table-cell table:number-columns-repeated="101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iento veintitrés</text:p>
          </table:table-cell>
          <table:table-cell table:number-columns-repeated="2"/>
          <table:table-cell table:formula="of:=COM.MICROSOFT.CONCAT([.$A$1];&quot;:&quot;;[.A49];&quot;, &quot;;[.$B$1];&quot;:'&quot;;[.B49];&quot;', &quot;;[.$C$1];&quot;:'&quot;;[.C49];&quot;', &quot;;[.$D$1];&quot;:'&quot;;[.D49];&quot;'&quot;)" office:value-type="string" office:string-value="valor:123, texto:'ciento veintitrés', prefijo:'', nota:''" calcext:value-type="string">
            <text:p>valor:123, texto:'ciento veintitrés', prefijo:'', nota:''</text:p>
          </table:table-cell>
          <table:table-cell table:number-columns-repeated="101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iento cincuenta y tres</text:p>
          </table:table-cell>
          <table:table-cell table:number-columns-repeated="2"/>
          <table:table-cell table:formula="of:=COM.MICROSOFT.CONCAT([.$A$1];&quot;:&quot;;[.A50];&quot;, &quot;;[.$B$1];&quot;:'&quot;;[.B50];&quot;', &quot;;[.$C$1];&quot;:'&quot;;[.C50];&quot;', &quot;;[.$D$1];&quot;:'&quot;;[.D50];&quot;'&quot;)" office:value-type="string" office:string-value="valor:153, texto:'ciento cincuenta y tres', prefijo:'', nota:''" calcext:value-type="string">
            <text:p>valor:153, texto:'ciento cincuenta y tres', prefijo:'', nota:''</text:p>
          </table:table-cell>
          <table:table-cell table:number-columns-repeated="10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doscientos</text:p>
          </table:table-cell>
          <table:table-cell/>
          <table:table-cell office:value-type="string" calcext:value-type="string">
            <text:p>doscientas Nótense las consonantes «sc»</text:p>
          </table:table-cell>
          <table:table-cell table:formula="of:=COM.MICROSOFT.CONCAT([.$A$1];&quot;:&quot;;[.A51];&quot;, &quot;;[.$B$1];&quot;:'&quot;;[.B51];&quot;', &quot;;[.$C$1];&quot;:'&quot;;[.C51];&quot;', &quot;;[.$D$1];&quot;:'&quot;;[.D51];&quot;'&quot;)" office:value-type="string" office:string-value="valor:200, texto:'doscientos', prefijo:'', nota:'doscientas Nótense las consonantes «sc»'" calcext:value-type="string">
            <text:p>valor:200, texto:'doscientos', prefijo:'', nota:'doscientas Nótense las consonantes «sc»'</text:p>
          </table:table-cell>
          <table:table-cell table:number-columns-repeated="101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doscientos diez</text:p>
          </table:table-cell>
          <table:table-cell/>
          <table:table-cell office:value-type="string" calcext:value-type="string">
            <text:p>doscientas diez</text:p>
          </table:table-cell>
          <table:table-cell table:formula="of:=COM.MICROSOFT.CONCAT([.$A$1];&quot;:&quot;;[.A52];&quot;, &quot;;[.$B$1];&quot;:'&quot;;[.B52];&quot;', &quot;;[.$C$1];&quot;:'&quot;;[.C52];&quot;', &quot;;[.$D$1];&quot;:'&quot;;[.D52];&quot;'&quot;)" office:value-type="string" office:string-value="valor:210, texto:'doscientos diez', prefijo:'', nota:'doscientas diez'" calcext:value-type="string">
            <text:p>valor:210, texto:'doscientos diez', prefijo:'', nota:'doscientas diez'</text:p>
          </table:table-cell>
          <table:table-cell table:number-columns-repeated="101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trescientos</text:p>
          </table:table-cell>
          <table:table-cell/>
          <table:table-cell office:value-type="string" calcext:value-type="string">
            <text:p>trescientas Nótense las consonantes sc</text:p>
          </table:table-cell>
          <table:table-cell table:formula="of:=COM.MICROSOFT.CONCAT([.$A$1];&quot;:&quot;;[.A53];&quot;, &quot;;[.$B$1];&quot;:'&quot;;[.B53];&quot;', &quot;;[.$C$1];&quot;:'&quot;;[.C53];&quot;', &quot;;[.$D$1];&quot;:'&quot;;[.D53];&quot;'&quot;)" office:value-type="string" office:string-value="valor:300, texto:'trescientos', prefijo:'', nota:'trescientas Nótense las consonantes sc'" calcext:value-type="string">
            <text:p>valor:300, texto:'trescientos', prefijo:'', nota:'trescientas Nótense las consonantes sc'</text:p>
          </table:table-cell>
          <table:table-cell table:number-columns-repeated="101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uatrocientos</text:p>
          </table:table-cell>
          <table:table-cell/>
          <table:table-cell office:value-type="string" calcext:value-type="string">
            <text:p>cuatrocientas</text:p>
          </table:table-cell>
          <table:table-cell table:formula="of:=COM.MICROSOFT.CONCAT([.$A$1];&quot;:&quot;;[.A54];&quot;, &quot;;[.$B$1];&quot;:'&quot;;[.B54];&quot;', &quot;;[.$C$1];&quot;:'&quot;;[.C54];&quot;', &quot;;[.$D$1];&quot;:'&quot;;[.D54];&quot;'&quot;)" office:value-type="string" office:string-value="valor:400, texto:'cuatrocientos', prefijo:'', nota:'cuatrocientas'" calcext:value-type="string">
            <text:p>valor:400, texto:'cuatrocientos', prefijo:'', nota:'cuatrocientas'</text:p>
          </table:table-cell>
          <table:table-cell table:number-columns-repeated="101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quinientos</text:p>
          </table:table-cell>
          <table:table-cell/>
          <table:table-cell office:value-type="string" calcext:value-type="string">
            <text:p>quinientas Irregular</text:p>
          </table:table-cell>
          <table:table-cell table:formula="of:=COM.MICROSOFT.CONCAT([.$A$1];&quot;:&quot;;[.A55];&quot;, &quot;;[.$B$1];&quot;:'&quot;;[.B55];&quot;', &quot;;[.$C$1];&quot;:'&quot;;[.C55];&quot;', &quot;;[.$D$1];&quot;:'&quot;;[.D55];&quot;'&quot;)" office:value-type="string" office:string-value="valor:500, texto:'quinientos', prefijo:'', nota:'quinientas Irregular'" calcext:value-type="string">
            <text:p>valor:500, texto:'quinientos', prefijo:'', nota:'quinientas Irregular'</text:p>
          </table:table-cell>
          <table:table-cell table:number-columns-repeated="101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seiscientos</text:p>
          </table:table-cell>
          <table:table-cell/>
          <table:table-cell office:value-type="string" calcext:value-type="string">
            <text:p>seiscientas Nótense las consonantes sc</text:p>
          </table:table-cell>
          <table:table-cell table:formula="of:=COM.MICROSOFT.CONCAT([.$A$1];&quot;:&quot;;[.A56];&quot;, &quot;;[.$B$1];&quot;:'&quot;;[.B56];&quot;', &quot;;[.$C$1];&quot;:'&quot;;[.C56];&quot;', &quot;;[.$D$1];&quot;:'&quot;;[.D56];&quot;'&quot;)" office:value-type="string" office:string-value="valor:600, texto:'seiscientos', prefijo:'', nota:'seiscientas Nótense las consonantes sc'" calcext:value-type="string">
            <text:p>valor:600, texto:'seiscientos', prefijo:'', nota:'seiscientas Nótense las consonantes sc'</text:p>
          </table:table-cell>
          <table:table-cell table:number-columns-repeated="101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setecientos</text:p>
          </table:table-cell>
          <table:table-cell/>
          <table:table-cell office:value-type="string" calcext:value-type="string">
            <text:p>setecientas Irregular Se pierde la i de siete</text:p>
          </table:table-cell>
          <table:table-cell table:formula="of:=COM.MICROSOFT.CONCAT([.$A$1];&quot;:&quot;;[.A57];&quot;, &quot;;[.$B$1];&quot;:'&quot;;[.B57];&quot;', &quot;;[.$C$1];&quot;:'&quot;;[.C57];&quot;', &quot;;[.$D$1];&quot;:'&quot;;[.D57];&quot;'&quot;)" office:value-type="string" office:string-value="valor:700, texto:'setecientos', prefijo:'', nota:'setecientas Irregular Se pierde la i de siete'" calcext:value-type="string">
            <text:p>valor:700, texto:'setecientos', prefijo:'', nota:'setecientas Irregular Se pierde la i de siete'</text:p>
          </table:table-cell>
          <table:table-cell table:number-columns-repeated="101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ochocientos</text:p>
          </table:table-cell>
          <table:table-cell/>
          <table:table-cell office:value-type="string" calcext:value-type="string">
            <text:p>ochocientas</text:p>
          </table:table-cell>
          <table:table-cell table:formula="of:=COM.MICROSOFT.CONCAT([.$A$1];&quot;:&quot;;[.A58];&quot;, &quot;;[.$B$1];&quot;:'&quot;;[.B58];&quot;', &quot;;[.$C$1];&quot;:'&quot;;[.C58];&quot;', &quot;;[.$D$1];&quot;:'&quot;;[.D58];&quot;'&quot;)" office:value-type="string" office:string-value="valor:800, texto:'ochocientos', prefijo:'', nota:'ochocientas'" calcext:value-type="string">
            <text:p>valor:800, texto:'ochocientos', prefijo:'', nota:'ochocientas'</text:p>
          </table:table-cell>
          <table:table-cell table:number-columns-repeated="101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novecientos</text:p>
          </table:table-cell>
          <table:table-cell/>
          <table:table-cell office:value-type="string" calcext:value-type="string">
            <text:p>novecientas Irregular</text:p>
          </table:table-cell>
          <table:table-cell table:formula="of:=COM.MICROSOFT.CONCAT([.$A$1];&quot;:&quot;;[.A59];&quot;, &quot;;[.$B$1];&quot;:'&quot;;[.B59];&quot;', &quot;;[.$C$1];&quot;:'&quot;;[.C59];&quot;', &quot;;[.$D$1];&quot;:'&quot;;[.D59];&quot;'&quot;)" office:value-type="string" office:string-value="valor:900, texto:'novecientos', prefijo:'', nota:'novecientas Irregular'" calcext:value-type="string">
            <text:p>valor:900, texto:'novecientos', prefijo:'', nota:'novecientas Irregular'</text:p>
          </table:table-cell>
          <table:table-cell table:number-columns-repeated="1013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novecientos noventa y nueve</text:p>
          </table:table-cell>
          <table:table-cell/>
          <table:table-cell office:value-type="string" calcext:value-type="string">
            <text:p>novecientas noventa y nueve</text:p>
          </table:table-cell>
          <table:table-cell table:formula="of:=COM.MICROSOFT.CONCAT([.$A$1];&quot;:&quot;;[.A60];&quot;, &quot;;[.$B$1];&quot;:'&quot;;[.B60];&quot;', &quot;;[.$C$1];&quot;:'&quot;;[.C60];&quot;', &quot;;[.$D$1];&quot;:'&quot;;[.D60];&quot;'&quot;)" office:value-type="string" office:string-value="valor:999, texto:'novecientos noventa y nueve', prefijo:'', nota:'novecientas noventa y nueve'" calcext:value-type="string">
            <text:p>valor:999, texto:'novecientos noventa y nueve', prefijo:'', nota:'novecientas noventa y nueve'</text:p>
          </table:table-cell>
          <table:table-cell table:number-columns-repeated="10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mil</text:p>
          </table:table-cell>
          <table:table-cell table:number-columns-repeated="2"/>
          <table:table-cell table:formula="of:=COM.MICROSOFT.CONCAT([.$A$1];&quot;:&quot;;[.A61];&quot;, &quot;;[.$B$1];&quot;:'&quot;;[.B61];&quot;', &quot;;[.$C$1];&quot;:'&quot;;[.C61];&quot;', &quot;;[.$D$1];&quot;:'&quot;;[.D61];&quot;'&quot;)" office:value-type="string" office:string-value="valor:1000, texto:'mil', prefijo:'', nota:''" calcext:value-type="string">
            <text:p>valor:1000, texto:'mil', prefijo:'', nota:''</text:p>
          </table:table-cell>
          <table:table-cell table:number-columns-repeated="101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dos mil</text:p>
          </table:table-cell>
          <table:table-cell table:number-columns-repeated="2"/>
          <table:table-cell table:formula="of:=COM.MICROSOFT.CONCAT([.$A$1];&quot;:&quot;;[.A62];&quot;, &quot;;[.$B$1];&quot;:'&quot;;[.B62];&quot;', &quot;;[.$C$1];&quot;:'&quot;;[.C62];&quot;', &quot;;[.$D$1];&quot;:'&quot;;[.D62];&quot;'&quot;)" office:value-type="string" office:string-value="valor:2000, texto:'dos mil', prefijo:'', nota:''" calcext:value-type="string">
            <text:p>valor:2000, texto:'dos mil', prefijo:'', nota:''</text:p>
          </table:table-cell>
          <table:table-cell table:number-columns-repeated="101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tres mil</text:p>
          </table:table-cell>
          <table:table-cell table:number-columns-repeated="2"/>
          <table:table-cell table:formula="of:=COM.MICROSOFT.CONCAT([.$A$1];&quot;:&quot;;[.A63];&quot;, &quot;;[.$B$1];&quot;:'&quot;;[.B63];&quot;', &quot;;[.$C$1];&quot;:'&quot;;[.C63];&quot;', &quot;;[.$D$1];&quot;:'&quot;;[.D63];&quot;'&quot;)" office:value-type="string" office:string-value="valor:3000, texto:'tres mil', prefijo:'', nota:''" calcext:value-type="string">
            <text:p>valor:3000, texto:'tres mil', prefijo:'', nota:''</text:p>
          </table:table-cell>
          <table:table-cell table:number-columns-repeated="1013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cuatro mil</text:p>
          </table:table-cell>
          <table:table-cell table:number-columns-repeated="2"/>
          <table:table-cell table:formula="of:=COM.MICROSOFT.CONCAT([.$A$1];&quot;:&quot;;[.A64];&quot;, &quot;;[.$B$1];&quot;:'&quot;;[.B64];&quot;', &quot;;[.$C$1];&quot;:'&quot;;[.C64];&quot;', &quot;;[.$D$1];&quot;:'&quot;;[.D64];&quot;'&quot;)" office:value-type="string" office:string-value="valor:4000, texto:'cuatro mil', prefijo:'', nota:''" calcext:value-type="string">
            <text:p>valor:4000, texto:'cuatro mil', prefijo:'', nota:''</text:p>
          </table:table-cell>
          <table:table-cell table:number-columns-repeated="101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cinco mil</text:p>
          </table:table-cell>
          <table:table-cell table:number-columns-repeated="2"/>
          <table:table-cell table:formula="of:=COM.MICROSOFT.CONCAT([.$A$1];&quot;:&quot;;[.A65];&quot;, &quot;;[.$B$1];&quot;:'&quot;;[.B65];&quot;', &quot;;[.$C$1];&quot;:'&quot;;[.C65];&quot;', &quot;;[.$D$1];&quot;:'&quot;;[.D65];&quot;'&quot;)" office:value-type="string" office:string-value="valor:5000, texto:'cinco mil', prefijo:'', nota:''" calcext:value-type="string">
            <text:p>valor:5000, texto:'cinco mil', prefijo:'', nota:''</text:p>
          </table:table-cell>
          <table:table-cell table:number-columns-repeated="1013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seis mil</text:p>
          </table:table-cell>
          <table:table-cell table:number-columns-repeated="2"/>
          <table:table-cell table:formula="of:=COM.MICROSOFT.CONCAT([.$A$1];&quot;:&quot;;[.A66];&quot;, &quot;;[.$B$1];&quot;:'&quot;;[.B66];&quot;', &quot;;[.$C$1];&quot;:'&quot;;[.C66];&quot;', &quot;;[.$D$1];&quot;:'&quot;;[.D66];&quot;'&quot;)" office:value-type="string" office:string-value="valor:6000, texto:'seis mil', prefijo:'', nota:''" calcext:value-type="string">
            <text:p>valor:6000, texto:'seis mil', prefijo:'', nota:''</text:p>
          </table:table-cell>
          <table:table-cell table:number-columns-repeated="1013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siete mil</text:p>
          </table:table-cell>
          <table:table-cell table:number-columns-repeated="2"/>
          <table:table-cell table:formula="of:=COM.MICROSOFT.CONCAT([.$A$1];&quot;:&quot;;[.A67];&quot;, &quot;;[.$B$1];&quot;:'&quot;;[.B67];&quot;', &quot;;[.$C$1];&quot;:'&quot;;[.C67];&quot;', &quot;;[.$D$1];&quot;:'&quot;;[.D67];&quot;'&quot;)" office:value-type="string" office:string-value="valor:7000, texto:'siete mil', prefijo:'', nota:''" calcext:value-type="string">
            <text:p>valor:7000, texto:'siete mil', prefijo:'', nota:''</text:p>
          </table:table-cell>
          <table:table-cell table:number-columns-repeated="1013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ocho mil</text:p>
          </table:table-cell>
          <table:table-cell table:number-columns-repeated="2"/>
          <table:table-cell table:formula="of:=COM.MICROSOFT.CONCAT([.$A$1];&quot;:&quot;;[.A68];&quot;, &quot;;[.$B$1];&quot;:'&quot;;[.B68];&quot;', &quot;;[.$C$1];&quot;:'&quot;;[.C68];&quot;', &quot;;[.$D$1];&quot;:'&quot;;[.D68];&quot;'&quot;)" office:value-type="string" office:string-value="valor:8000, texto:'ocho mil', prefijo:'', nota:''" calcext:value-type="string">
            <text:p>valor:8000, texto:'ocho mil', prefijo:'', nota:''</text:p>
          </table:table-cell>
          <table:table-cell table:number-columns-repeated="1013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nueve mil</text:p>
          </table:table-cell>
          <table:table-cell table:number-columns-repeated="2"/>
          <table:table-cell table:formula="of:=COM.MICROSOFT.CONCAT([.$A$1];&quot;:&quot;;[.A69];&quot;, &quot;;[.$B$1];&quot;:'&quot;;[.B69];&quot;', &quot;;[.$C$1];&quot;:'&quot;;[.C69];&quot;', &quot;;[.$D$1];&quot;:'&quot;;[.D69];&quot;'&quot;)" office:value-type="string" office:string-value="valor:9000, texto:'nueve mil', prefijo:'', nota:''" calcext:value-type="string">
            <text:p>valor:9000, texto:'nueve mil', prefijo:'', nota:''</text:p>
          </table:table-cell>
          <table:table-cell table:number-columns-repeated="10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diez mil</text:p>
          </table:table-cell>
          <table:table-cell table:number-columns-repeated="2"/>
          <table:table-cell table:formula="of:=COM.MICROSOFT.CONCAT([.$A$1];&quot;:&quot;;[.A70];&quot;, &quot;;[.$B$1];&quot;:'&quot;;[.B70];&quot;', &quot;;[.$C$1];&quot;:'&quot;;[.C70];&quot;', &quot;;[.$D$1];&quot;:'&quot;;[.D70];&quot;'&quot;)" office:value-type="string" office:string-value="valor:10000, texto:'diez mil', prefijo:'', nota:''" calcext:value-type="string">
            <text:p>valor:10000, texto:'diez mil', prefijo:'', nota:''</text:p>
          </table:table-cell>
          <table:table-cell table:number-columns-repeated="1013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quince mil</text:p>
          </table:table-cell>
          <table:table-cell table:number-columns-repeated="2"/>
          <table:table-cell table:formula="of:=COM.MICROSOFT.CONCAT([.$A$1];&quot;:&quot;;[.A71];&quot;, &quot;;[.$B$1];&quot;:'&quot;;[.B71];&quot;', &quot;;[.$C$1];&quot;:'&quot;;[.C71];&quot;', &quot;;[.$D$1];&quot;:'&quot;;[.D71];&quot;'&quot;)" office:value-type="string" office:string-value="valor:15000, texto:'quince mil', prefijo:'', nota:''" calcext:value-type="string">
            <text:p>valor:15000, texto:'quince mil', prefijo:'', nota:''</text:p>
          </table:table-cell>
          <table:table-cell table:number-columns-repeated="1013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veinte mil</text:p>
          </table:table-cell>
          <table:table-cell table:number-columns-repeated="2"/>
          <table:table-cell table:formula="of:=COM.MICROSOFT.CONCAT([.$A$1];&quot;:&quot;;[.A72];&quot;, &quot;;[.$B$1];&quot;:'&quot;;[.B72];&quot;', &quot;;[.$C$1];&quot;:'&quot;;[.C72];&quot;', &quot;;[.$D$1];&quot;:'&quot;;[.D72];&quot;'&quot;)" office:value-type="string" office:string-value="valor:20000, texto:'veinte mil', prefijo:'', nota:''" calcext:value-type="string">
            <text:p>valor:20000, texto:'veinte mil', prefijo:'', nota:''</text:p>
          </table:table-cell>
          <table:table-cell table:number-columns-repeated="1013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veintiún mil</text:p>
          </table:table-cell>
          <table:table-cell table:number-columns-repeated="2"/>
          <table:table-cell table:formula="of:=COM.MICROSOFT.CONCAT([.$A$1];&quot;:&quot;;[.A73];&quot;, &quot;;[.$B$1];&quot;:'&quot;;[.B73];&quot;', &quot;;[.$C$1];&quot;:'&quot;;[.C73];&quot;', &quot;;[.$D$1];&quot;:'&quot;;[.D73];&quot;'&quot;)" office:value-type="string" office:string-value="valor:21000, texto:'veintiún mil', prefijo:'', nota:''" calcext:value-type="string">
            <text:p>valor:21000, texto:'veintiún mil', prefijo:'', nota:''</text:p>
          </table:table-cell>
          <table:table-cell table:number-columns-repeated="1013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treinta mil</text:p>
          </table:table-cell>
          <table:table-cell table:number-columns-repeated="2"/>
          <table:table-cell table:formula="of:=COM.MICROSOFT.CONCAT([.$A$1];&quot;:&quot;;[.A74];&quot;, &quot;;[.$B$1];&quot;:'&quot;;[.B74];&quot;', &quot;;[.$C$1];&quot;:'&quot;;[.C74];&quot;', &quot;;[.$D$1];&quot;:'&quot;;[.D74];&quot;'&quot;)" office:value-type="string" office:string-value="valor:30000, texto:'treinta mil', prefijo:'', nota:''" calcext:value-type="string">
            <text:p>valor:30000, texto:'treinta mil', prefijo:'', nota:''</text:p>
          </table:table-cell>
          <table:table-cell table:number-columns-repeated="1013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cuarenta mil</text:p>
          </table:table-cell>
          <table:table-cell table:number-columns-repeated="2"/>
          <table:table-cell table:formula="of:=COM.MICROSOFT.CONCAT([.$A$1];&quot;:&quot;;[.A75];&quot;, &quot;;[.$B$1];&quot;:'&quot;;[.B75];&quot;', &quot;;[.$C$1];&quot;:'&quot;;[.C75];&quot;', &quot;;[.$D$1];&quot;:'&quot;;[.D75];&quot;'&quot;)" office:value-type="string" office:string-value="valor:40000, texto:'cuarenta mil', prefijo:'', nota:''" calcext:value-type="string">
            <text:p>valor:40000, texto:'cuarenta mil', prefijo:'', nota:''</text:p>
          </table:table-cell>
          <table:table-cell table:number-columns-repeated="101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cincuenta mil</text:p>
          </table:table-cell>
          <table:table-cell table:number-columns-repeated="2"/>
          <table:table-cell table:formula="of:=COM.MICROSOFT.CONCAT([.$A$1];&quot;:&quot;;[.A76];&quot;, &quot;;[.$B$1];&quot;:'&quot;;[.B76];&quot;', &quot;;[.$C$1];&quot;:'&quot;;[.C76];&quot;', &quot;;[.$D$1];&quot;:'&quot;;[.D76];&quot;'&quot;)" office:value-type="string" office:string-value="valor:50000, texto:'cincuenta mil', prefijo:'', nota:''" calcext:value-type="string">
            <text:p>valor:50000, texto:'cincuenta mil', prefijo:'', nota:''</text:p>
          </table:table-cell>
          <table:table-cell table:number-columns-repeated="1013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sesenta mil</text:p>
          </table:table-cell>
          <table:table-cell table:number-columns-repeated="2"/>
          <table:table-cell table:formula="of:=COM.MICROSOFT.CONCAT([.$A$1];&quot;:&quot;;[.A77];&quot;, &quot;;[.$B$1];&quot;:'&quot;;[.B77];&quot;', &quot;;[.$C$1];&quot;:'&quot;;[.C77];&quot;', &quot;;[.$D$1];&quot;:'&quot;;[.D77];&quot;'&quot;)" office:value-type="string" office:string-value="valor:60000, texto:'sesenta mil', prefijo:'', nota:''" calcext:value-type="string">
            <text:p>valor:60000, texto:'sesenta mil', prefijo:'', nota:''</text:p>
          </table:table-cell>
          <table:table-cell table:number-columns-repeated="1013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setenta mil</text:p>
          </table:table-cell>
          <table:table-cell table:number-columns-repeated="2"/>
          <table:table-cell table:formula="of:=COM.MICROSOFT.CONCAT([.$A$1];&quot;:&quot;;[.A78];&quot;, &quot;;[.$B$1];&quot;:'&quot;;[.B78];&quot;', &quot;;[.$C$1];&quot;:'&quot;;[.C78];&quot;', &quot;;[.$D$1];&quot;:'&quot;;[.D78];&quot;'&quot;)" office:value-type="string" office:string-value="valor:70000, texto:'setenta mil', prefijo:'', nota:''" calcext:value-type="string">
            <text:p>valor:70000, texto:'setenta mil', prefijo:'', nota:''</text:p>
          </table:table-cell>
          <table:table-cell table:number-columns-repeated="1013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ochenta mil</text:p>
          </table:table-cell>
          <table:table-cell table:number-columns-repeated="2"/>
          <table:table-cell table:formula="of:=COM.MICROSOFT.CONCAT([.$A$1];&quot;:&quot;;[.A79];&quot;, &quot;;[.$B$1];&quot;:'&quot;;[.B79];&quot;', &quot;;[.$C$1];&quot;:'&quot;;[.C79];&quot;', &quot;;[.$D$1];&quot;:'&quot;;[.D79];&quot;'&quot;)" office:value-type="string" office:string-value="valor:80000, texto:'ochenta mil', prefijo:'', nota:''" calcext:value-type="string">
            <text:p>valor:80000, texto:'ochenta mil', prefijo:'', nota:''</text:p>
          </table:table-cell>
          <table:table-cell table:number-columns-repeated="1013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noventa mil</text:p>
          </table:table-cell>
          <table:table-cell table:number-columns-repeated="2"/>
          <table:table-cell table:formula="of:=COM.MICROSOFT.CONCAT([.$A$1];&quot;:&quot;;[.A80];&quot;, &quot;;[.$B$1];&quot;:'&quot;;[.B80];&quot;', &quot;;[.$C$1];&quot;:'&quot;;[.C80];&quot;', &quot;;[.$D$1];&quot;:'&quot;;[.D80];&quot;'&quot;)" office:value-type="string" office:string-value="valor:90000, texto:'noventa mil', prefijo:'', nota:''" calcext:value-type="string">
            <text:p>valor:90000, texto:'noventa mil', prefijo:'', nota:''</text:p>
          </table:table-cell>
          <table:table-cell table:number-columns-repeated="101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cien mil</text:p>
          </table:table-cell>
          <table:table-cell table:number-columns-repeated="2"/>
          <table:table-cell table:formula="of:=COM.MICROSOFT.CONCAT([.$A$1];&quot;:&quot;;[.A81];&quot;, &quot;;[.$B$1];&quot;:'&quot;;[.B81];&quot;', &quot;;[.$C$1];&quot;:'&quot;;[.C81];&quot;', &quot;;[.$D$1];&quot;:'&quot;;[.D81];&quot;'&quot;)" office:value-type="string" office:string-value="valor:100000, texto:'cien mil', prefijo:'', nota:''" calcext:value-type="string">
            <text:p>valor:100000, texto:'cien mil', prefijo:'', nota:''</text:p>
          </table:table-cell>
          <table:table-cell table:number-columns-repeated="1013"/>
        </table:table-row>
        <table:table-row table:style-name="ro1">
          <table:table-cell office:value-type="float" office:value="101000" calcext:value-type="float">
            <text:p>101000</text:p>
          </table:table-cell>
          <table:table-cell office:value-type="string" calcext:value-type="string">
            <text:p>ciento un mil</text:p>
          </table:table-cell>
          <table:table-cell table:number-columns-repeated="2"/>
          <table:table-cell table:formula="of:=COM.MICROSOFT.CONCAT([.$A$1];&quot;:&quot;;[.A82];&quot;, &quot;;[.$B$1];&quot;:'&quot;;[.B82];&quot;', &quot;;[.$C$1];&quot;:'&quot;;[.C82];&quot;', &quot;;[.$D$1];&quot;:'&quot;;[.D82];&quot;'&quot;)" office:value-type="string" office:string-value="valor:101000, texto:'ciento un mil', prefijo:'', nota:''" calcext:value-type="string">
            <text:p>valor:101000, texto:'ciento un mil', prefijo:'', nota:''</text:p>
          </table:table-cell>
          <table:table-cell table:number-columns-repeated="1013"/>
        </table:table-row>
        <table:table-row table:style-name="ro1">
          <table:table-cell office:value-type="float" office:value="108000" calcext:value-type="float">
            <text:p>108000</text:p>
          </table:table-cell>
          <table:table-cell office:value-type="string" calcext:value-type="string">
            <text:p>ciento ocho mil</text:p>
          </table:table-cell>
          <table:table-cell table:number-columns-repeated="2"/>
          <table:table-cell table:formula="of:=COM.MICROSOFT.CONCAT([.$A$1];&quot;:&quot;;[.A83];&quot;, &quot;;[.$B$1];&quot;:'&quot;;[.B83];&quot;', &quot;;[.$C$1];&quot;:'&quot;;[.C83];&quot;', &quot;;[.$D$1];&quot;:'&quot;;[.D83];&quot;'&quot;)" office:value-type="string" office:string-value="valor:108000, texto:'ciento ocho mil', prefijo:'', nota:''" calcext:value-type="string">
            <text:p>valor:108000, texto:'ciento ocho mil', prefijo:'', nota:''</text:p>
          </table:table-cell>
          <table:table-cell table:number-columns-repeated="1013"/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ciento sesenta mil</text:p>
          </table:table-cell>
          <table:table-cell table:number-columns-repeated="2"/>
          <table:table-cell table:formula="of:=COM.MICROSOFT.CONCAT([.$A$1];&quot;:&quot;;[.A84];&quot;, &quot;;[.$B$1];&quot;:'&quot;;[.B84];&quot;', &quot;;[.$C$1];&quot;:'&quot;;[.C84];&quot;', &quot;;[.$D$1];&quot;:'&quot;;[.D84];&quot;'&quot;)" office:value-type="string" office:string-value="valor:160000, texto:'ciento sesenta mil', prefijo:'', nota:''" calcext:value-type="string">
            <text:p>valor:160000, texto:'ciento sesenta mil', prefijo:'', nota:''</text:p>
          </table:table-cell>
          <table:table-cell table:number-columns-repeated="1013"/>
        </table:table-row>
        <table:table-row table:style-name="ro1">
          <table:table-cell office:value-type="float" office:value="585000" calcext:value-type="float">
            <text:p>585000</text:p>
          </table:table-cell>
          <table:table-cell office:value-type="string" calcext:value-type="string">
            <text:p>quinientos (o quinientas) ochenta y cinco mil</text:p>
          </table:table-cell>
          <table:table-cell table:number-columns-repeated="2"/>
          <table:table-cell table:formula="of:=COM.MICROSOFT.CONCAT([.$A$1];&quot;:&quot;;[.A85];&quot;, &quot;;[.$B$1];&quot;:'&quot;;[.B85];&quot;', &quot;;[.$C$1];&quot;:'&quot;;[.C85];&quot;', &quot;;[.$D$1];&quot;:'&quot;;[.D85];&quot;'&quot;)" office:value-type="string" office:string-value="valor:585000, texto:'quinientos (o quinientas) ochenta y cinco mil', prefijo:'', nota:''" calcext:value-type="string">
            <text:p>valor:585000, texto:'quinientos (o quinientas) ochenta y cinco mil', prefijo:'', nota:''</text:p>
          </table:table-cell>
          <table:table-cell table:number-columns-repeated="1013"/>
        </table:table-row>
        <table:table-row table:style-name="ro1">
          <table:table-cell office:value-type="float" office:value="999000" calcext:value-type="float">
            <text:p>999000</text:p>
          </table:table-cell>
          <table:table-cell office:value-type="string" calcext:value-type="string">
            <text:p>novecientos (o novecientas) noventa y nueve mil</text:p>
          </table:table-cell>
          <table:table-cell table:number-columns-repeated="2"/>
          <table:table-cell table:formula="of:=COM.MICROSOFT.CONCAT([.$A$1];&quot;:&quot;;[.A86];&quot;, &quot;;[.$B$1];&quot;:'&quot;;[.B86];&quot;', &quot;;[.$C$1];&quot;:'&quot;;[.C86];&quot;', &quot;;[.$D$1];&quot;:'&quot;;[.D86];&quot;'&quot;)" office:value-type="string" office:string-value="valor:999000, texto:'novecientos (o novecientas) noventa y nueve mil', prefijo:'', nota:''" calcext:value-type="string">
            <text:p>valor:999000, texto:'novecientos (o novecientas) noventa y nueve mil', prefijo:'', nota:''</text:p>
          </table:table-cell>
          <table:table-cell table:number-columns-repeated="101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un millón</text:p>
          </table:table-cell>
          <table:table-cell table:number-columns-repeated="2"/>
          <table:table-cell table:formula="of:=COM.MICROSOFT.CONCAT([.$A$1];&quot;:&quot;;[.A87];&quot;, &quot;;[.$B$1];&quot;:'&quot;;[.B87];&quot;', &quot;;[.$C$1];&quot;:'&quot;;[.C87];&quot;', &quot;;[.$D$1];&quot;:'&quot;;[.D87];&quot;'&quot;)" office:value-type="string" office:string-value="valor:1000000, texto:'un millón', prefijo:'', nota:''" calcext:value-type="string">
            <text:p>valor:1000000, texto:'un millón', prefijo:'', nota:''</text:p>
          </table:table-cell>
          <table:table-cell table:number-columns-repeated="1013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string" calcext:value-type="string">
            <text:p>dos millones</text:p>
          </table:table-cell>
          <table:table-cell table:number-columns-repeated="2"/>
          <table:table-cell table:formula="of:=COM.MICROSOFT.CONCAT([.$A$1];&quot;:&quot;;[.A88];&quot;, &quot;;[.$B$1];&quot;:'&quot;;[.B88];&quot;', &quot;;[.$C$1];&quot;:'&quot;;[.C88];&quot;', &quot;;[.$D$1];&quot;:'&quot;;[.D88];&quot;'&quot;)" office:value-type="string" office:string-value="valor:2000000, texto:'dos millones', prefijo:'', nota:''" calcext:value-type="string">
            <text:p>valor:2000000, texto:'dos millones', prefijo:'', nota:''</text:p>
          </table:table-cell>
          <table:table-cell table:number-columns-repeated="1013"/>
        </table:table-row>
        <table:table-row table:style-name="ro1"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quinientos millones</text:p>
          </table:table-cell>
          <table:table-cell table:number-columns-repeated="2"/>
          <table:table-cell table:formula="of:=COM.MICROSOFT.CONCAT([.$A$1];&quot;:&quot;;[.A89];&quot;, &quot;;[.$B$1];&quot;:'&quot;;[.B89];&quot;', &quot;;[.$C$1];&quot;:'&quot;;[.C89];&quot;', &quot;;[.$D$1];&quot;:'&quot;;[.D89];&quot;'&quot;)" office:value-type="string" office:string-value="valor:500000000, texto:'quinientos millones', prefijo:'', nota:''" calcext:value-type="string">
            <text:p>valor:500000000, texto:'quinientos millones', prefijo:'', nota:''</text:p>
          </table:table-cell>
          <table:table-cell table:number-columns-repeated="1013"/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mil millones (a veces «un millardo»)</text:p>
          </table:table-cell>
          <table:table-cell table:number-columns-repeated="2"/>
          <table:table-cell table:formula="of:=COM.MICROSOFT.CONCAT([.$A$1];&quot;:&quot;;[.A90];&quot;, &quot;;[.$B$1];&quot;:'&quot;;[.B90];&quot;', &quot;;[.$C$1];&quot;:'&quot;;[.C90];&quot;', &quot;;[.$D$1];&quot;:'&quot;;[.D90];&quot;'&quot;)" office:value-type="string" office:string-value="valor:1000000000, texto:'mil millones (a veces «un millardo»)', prefijo:'', nota:''" calcext:value-type="string">
            <text:p>valor:1000000000, texto:'mil millones (a veces «un millardo»)', prefijo:'', nota:''</text:p>
          </table:table-cell>
          <table:table-cell table:number-columns-repeated="1013"/>
        </table:table-row>
        <table:table-row table:style-name="ro1">
          <table:table-cell office:value-type="float" office:value="1200000000" calcext:value-type="float">
            <text:p>1200000000</text:p>
          </table:table-cell>
          <table:table-cell office:value-type="string" calcext:value-type="string">
            <text:p>mil doscientos millones</text:p>
          </table:table-cell>
          <table:table-cell table:number-columns-repeated="2"/>
          <table:table-cell table:formula="of:=COM.MICROSOFT.CONCAT([.$A$1];&quot;:&quot;;[.A91];&quot;, &quot;;[.$B$1];&quot;:'&quot;;[.B91];&quot;', &quot;;[.$C$1];&quot;:'&quot;;[.C91];&quot;', &quot;;[.$D$1];&quot;:'&quot;;[.D91];&quot;'&quot;)" office:value-type="string" office:string-value="valor:1200000000, texto:'mil doscientos millones', prefijo:'', nota:''" calcext:value-type="string">
            <text:p>valor:1200000000, texto:'mil doscientos millones', prefijo:'', nota:''</text:p>
          </table:table-cell>
          <table:table-cell table:number-columns-repeated="1013"/>
        </table:table-row>
        <table:table-row table:style-name="ro1">
          <table:table-cell office:value-type="float" office:value="5000000000" calcext:value-type="float">
            <text:p>5000000000</text:p>
          </table:table-cell>
          <table:table-cell office:value-type="string" calcext:value-type="string">
            <text:p>cinco mil millones</text:p>
          </table:table-cell>
          <table:table-cell table:number-columns-repeated="2"/>
          <table:table-cell table:formula="of:=COM.MICROSOFT.CONCAT([.$A$1];&quot;:&quot;;[.A92];&quot;, &quot;;[.$B$1];&quot;:'&quot;;[.B92];&quot;', &quot;;[.$C$1];&quot;:'&quot;;[.C92];&quot;', &quot;;[.$D$1];&quot;:'&quot;;[.D92];&quot;'&quot;)" office:value-type="string" office:string-value="valor:5000000000, texto:'cinco mil millones', prefijo:'', nota:''" calcext:value-type="string">
            <text:p>valor:5000000000, texto:'cinco mil millones', prefijo:'', nota:''</text:p>
          </table:table-cell>
          <table:table-cell table:number-columns-repeated="1013"/>
        </table:table-row>
        <table:table-row table:style-name="ro1">
          <table:table-cell office:value-type="float" office:value="1000000000000" calcext:value-type="float">
            <text:p>1000000000000</text:p>
          </table:table-cell>
          <table:table-cell office:value-type="string" calcext:value-type="string">
            <text:p>un billón</text:p>
          </table:table-cell>
          <table:table-cell table:number-columns-repeated="2"/>
          <table:table-cell table:formula="of:=COM.MICROSOFT.CONCAT([.$A$1];&quot;:&quot;;[.A93];&quot;, &quot;;[.$B$1];&quot;:'&quot;;[.B93];&quot;', &quot;;[.$C$1];&quot;:'&quot;;[.C93];&quot;', &quot;;[.$D$1];&quot;:'&quot;;[.D93];&quot;'&quot;)" office:value-type="string" office:string-value="valor:1000000000000, texto:'un billón', prefijo:'', nota:''" calcext:value-type="string">
            <text:p>valor:1000000000000, texto:'un billón', prefijo:'', nota:''</text:p>
          </table:table-cell>
          <table:table-cell table:number-columns-repeated="1013"/>
        </table:table-row>
        <table:table-row table:style-name="ro1">
          <table:table-cell office:value-type="float" office:value="1000000000000000" calcext:value-type="float">
            <text:p>1000000000000000</text:p>
          </table:table-cell>
          <table:table-cell office:value-type="string" calcext:value-type="string">
            <text:p>mil billones</text:p>
          </table:table-cell>
          <table:table-cell table:number-columns-repeated="2"/>
          <table:table-cell table:formula="of:=COM.MICROSOFT.CONCAT([.$A$1];&quot;:&quot;;[.A94];&quot;, &quot;;[.$B$1];&quot;:'&quot;;[.B94];&quot;', &quot;;[.$C$1];&quot;:'&quot;;[.C94];&quot;', &quot;;[.$D$1];&quot;:'&quot;;[.D94];&quot;'&quot;)" office:value-type="string" office:string-value="valor:1000000000000000, texto:'mil billones', prefijo:'', nota:''" calcext:value-type="string">
            <text:p>valor:1000000000000000, texto:'mil billones', prefijo:'', nota:''</text:p>
          </table:table-cell>
          <table:table-cell table:number-columns-repeated="1013"/>
        </table:table-row>
        <table:table-row table:style-name="ro1">
          <table:table-cell office:value-type="float" office:value="1E+018" calcext:value-type="float">
            <text:p>1E+018</text:p>
          </table:table-cell>
          <table:table-cell office:value-type="string" calcext:value-type="string">
            <text:p>un trillón</text:p>
          </table:table-cell>
          <table:table-cell table:number-columns-repeated="2"/>
          <table:table-cell table:formula="of:=COM.MICROSOFT.CONCAT([.$A$1];&quot;:&quot;;[.A95];&quot;, &quot;;[.$B$1];&quot;:'&quot;;[.B95];&quot;', &quot;;[.$C$1];&quot;:'&quot;;[.C95];&quot;', &quot;;[.$D$1];&quot;:'&quot;;[.D95];&quot;'&quot;)" office:value-type="string" office:string-value="valor:1E+018, texto:'un trillón', prefijo:'', nota:''" calcext:value-type="string">
            <text:p>valor:1E+018, texto:'un trillón', prefijo:'', nota:''</text:p>
          </table:table-cell>
          <table:table-cell table:number-columns-repeated="1013"/>
        </table:table-row>
        <table:table-row table:style-name="ro1">
          <table:table-cell office:value-type="float" office:value="1E+024" calcext:value-type="float">
            <text:p>1E+024</text:p>
          </table:table-cell>
          <table:table-cell office:value-type="string" calcext:value-type="string">
            <text:p>un cuatrillón</text:p>
          </table:table-cell>
          <table:table-cell table:number-columns-repeated="2"/>
          <table:table-cell table:formula="of:=COM.MICROSOFT.CONCAT([.$A$1];&quot;:&quot;;[.A96];&quot;, &quot;;[.$B$1];&quot;:'&quot;;[.B96];&quot;', &quot;;[.$C$1];&quot;:'&quot;;[.C96];&quot;', &quot;;[.$D$1];&quot;:'&quot;;[.D96];&quot;'&quot;)" office:value-type="string" office:string-value="valor:1E+024, texto:'un cuatrillón', prefijo:'', nota:''" calcext:value-type="string">
            <text:p>valor:1E+024, texto:'un cuatrillón', prefijo:'', nota:''</text:p>
          </table:table-cell>
          <table:table-cell table:number-columns-repeated="1013"/>
        </table:table-row>
        <table:table-row table:style-name="ro1">
          <table:table-cell office:value-type="float" office:value="1E+030" calcext:value-type="float">
            <text:p>1E+030</text:p>
          </table:table-cell>
          <table:table-cell office:value-type="string" calcext:value-type="string">
            <text:p>un quintillón</text:p>
          </table:table-cell>
          <table:table-cell table:number-columns-repeated="2"/>
          <table:table-cell table:formula="of:=COM.MICROSOFT.CONCAT([.$A$1];&quot;:&quot;;[.A97];&quot;, &quot;;[.$B$1];&quot;:'&quot;;[.B97];&quot;', &quot;;[.$C$1];&quot;:'&quot;;[.C97];&quot;', &quot;;[.$D$1];&quot;:'&quot;;[.D97];&quot;'&quot;)" office:value-type="string" office:string-value="valor:1E+030, texto:'un quintillón', prefijo:'', nota:''" calcext:value-type="string">
            <text:p>valor:1E+030, texto:'un quintillón', prefijo:'', nota:''</text:p>
          </table:table-cell>
          <table:table-cell table:number-columns-repeated="1013"/>
        </table:table-row>
        <table:table-row table:style-name="ro1">
          <table:table-cell office:value-type="float" office:value="1E+036" calcext:value-type="float">
            <text:p>1E+036</text:p>
          </table:table-cell>
          <table:table-cell office:value-type="string" calcext:value-type="string">
            <text:p>un sextillón</text:p>
          </table:table-cell>
          <table:table-cell table:number-columns-repeated="2"/>
          <table:table-cell table:formula="of:=COM.MICROSOFT.CONCAT([.$A$1];&quot;:&quot;;[.A98];&quot;, &quot;;[.$B$1];&quot;:'&quot;;[.B98];&quot;', &quot;;[.$C$1];&quot;:'&quot;;[.C98];&quot;', &quot;;[.$D$1];&quot;:'&quot;;[.D98];&quot;'&quot;)" office:value-type="string" office:string-value="valor:1E+036, texto:'un sextillón', prefijo:'', nota:''" calcext:value-type="string">
            <text:p>valor:1E+036, texto:'un sextillón', prefijo:'', nota:''</text:p>
          </table:table-cell>
          <table:table-cell table:number-columns-repeated="1013"/>
        </table:table-row>
        <table:table-row table:style-name="ro1">
          <table:table-cell office:value-type="float" office:value="1E+042" calcext:value-type="float">
            <text:p>1E+042</text:p>
          </table:table-cell>
          <table:table-cell office:value-type="string" calcext:value-type="string">
            <text:p>un septillón</text:p>
          </table:table-cell>
          <table:table-cell table:number-columns-repeated="2"/>
          <table:table-cell table:formula="of:=COM.MICROSOFT.CONCAT([.$A$1];&quot;:&quot;;[.A99];&quot;, &quot;;[.$B$1];&quot;:'&quot;;[.B99];&quot;', &quot;;[.$C$1];&quot;:'&quot;;[.C99];&quot;', &quot;;[.$D$1];&quot;:'&quot;;[.D99];&quot;'&quot;)" office:value-type="string" office:string-value="valor:1E+042, texto:'un septillón', prefijo:'', nota:''" calcext:value-type="string">
            <text:p>valor:1E+042, texto:'un septillón', prefijo:'', nota:''</text:p>
          </table:table-cell>
          <table:table-cell table:number-columns-repeated="1013"/>
        </table:table-row>
        <table:table-row table:style-name="ro1">
          <table:table-cell office:value-type="float" office:value="1E+048" calcext:value-type="float">
            <text:p>1E+048</text:p>
          </table:table-cell>
          <table:table-cell office:value-type="string" calcext:value-type="string">
            <text:p>un octillón</text:p>
          </table:table-cell>
          <table:table-cell table:number-columns-repeated="2"/>
          <table:table-cell table:formula="of:=COM.MICROSOFT.CONCAT([.$A$1];&quot;:&quot;;[.A100];&quot;, &quot;;[.$B$1];&quot;:'&quot;;[.B100];&quot;', &quot;;[.$C$1];&quot;:'&quot;;[.C100];&quot;', &quot;;[.$D$1];&quot;:'&quot;;[.D100];&quot;'&quot;)" office:value-type="string" office:string-value="valor:1E+048, texto:'un octillón', prefijo:'', nota:''" calcext:value-type="string">
            <text:p>valor:1E+048, texto:'un octillón', prefijo:'', nota:''</text:p>
          </table:table-cell>
          <table:table-cell table:number-columns-repeated="1013"/>
        </table:table-row>
        <table:table-row table:style-name="ro1">
          <table:table-cell office:value-type="float" office:value="1E+054" calcext:value-type="float">
            <text:p>1E+054</text:p>
          </table:table-cell>
          <table:table-cell office:value-type="string" calcext:value-type="string">
            <text:p>un nonillón</text:p>
          </table:table-cell>
          <table:table-cell table:number-columns-repeated="2"/>
          <table:table-cell table:formula="of:=COM.MICROSOFT.CONCAT([.$A$1];&quot;:&quot;;[.A101];&quot;, &quot;;[.$B$1];&quot;:'&quot;;[.B101];&quot;', &quot;;[.$C$1];&quot;:'&quot;;[.C101];&quot;', &quot;;[.$D$1];&quot;:'&quot;;[.D101];&quot;'&quot;)" office:value-type="string" office:string-value="valor:1E+054, texto:'un nonillón', prefijo:'', nota:''" calcext:value-type="string">
            <text:p>valor:1E+054, texto:'un nonillón', prefijo:'', nota:''</text:p>
          </table:table-cell>
          <table:table-cell table:number-columns-repeated="1013"/>
        </table:table-row>
        <table:table-row table:style-name="ro1">
          <table:table-cell table:style-name="ce4" office:value-type="float" office:value="1E+016" calcext:value-type="float">
            <text:p>1,00E+16</text:p>
          </table:table-cell>
          <table:table-cell office:value-type="string" calcext:value-type="string">
            <text:p>un decillón</text:p>
          </table:table-cell>
          <table:table-cell table:number-columns-repeated="2"/>
          <table:table-cell table:formula="of:=COM.MICROSOFT.CONCAT([.$A$1];&quot;:&quot;;[.A102];&quot;, &quot;;[.$B$1];&quot;:'&quot;;[.B102];&quot;', &quot;;[.$C$1];&quot;:'&quot;;[.C102];&quot;', &quot;;[.$D$1];&quot;:'&quot;;[.D102];&quot;'&quot;)" office:value-type="string" office:string-value="valor:1E+016, texto:'un decillón', prefijo:'', nota:''" calcext:value-type="string">
            <text:p>valor:1E+016, texto:'un decillón', prefijo:'', nota:''</text:p>
          </table:table-cell>
          <table:table-cell table:number-columns-repeated="1013"/>
        </table:table-row>
        <table:table-row table:style-name="ro1">
          <table:table-cell table:style-name="ce4" office:value-type="float" office:value="1E+017" calcext:value-type="float">
            <text:p>1,00E+17</text:p>
          </table:table-cell>
          <table:table-cell office:value-type="string" calcext:value-type="string">
            <text:p>un undecillón</text:p>
          </table:table-cell>
          <table:table-cell table:number-columns-repeated="2"/>
          <table:table-cell table:formula="of:=COM.MICROSOFT.CONCAT([.$A$1];&quot;:&quot;;[.A103];&quot;, &quot;;[.$B$1];&quot;:'&quot;;[.B103];&quot;', &quot;;[.$C$1];&quot;:'&quot;;[.C103];&quot;', &quot;;[.$D$1];&quot;:'&quot;;[.D103];&quot;'&quot;)" office:value-type="string" office:string-value="valor:1E+017, texto:'un undecillón', prefijo:'', nota:''" calcext:value-type="string">
            <text:p>valor:1E+017, texto:'un undecillón', prefijo:'', nota:''</text:p>
          </table:table-cell>
          <table:table-cell table:number-columns-repeated="1013"/>
        </table:table-row>
        <table:table-row table:style-name="ro1">
          <table:table-cell table:style-name="ce4" office:value-type="float" office:value="1E+018" calcext:value-type="float">
            <text:p>1,00E+18</text:p>
          </table:table-cell>
          <table:table-cell office:value-type="string" calcext:value-type="string">
            <text:p>un duodecillón</text:p>
          </table:table-cell>
          <table:table-cell table:number-columns-repeated="2"/>
          <table:table-cell table:formula="of:=COM.MICROSOFT.CONCAT([.$A$1];&quot;:&quot;;[.A104];&quot;, &quot;;[.$B$1];&quot;:'&quot;;[.B104];&quot;', &quot;;[.$C$1];&quot;:'&quot;;[.C104];&quot;', &quot;;[.$D$1];&quot;:'&quot;;[.D104];&quot;'&quot;)" office:value-type="string" office:string-value="valor:1E+018, texto:'un duodecillón', prefijo:'', nota:''" calcext:value-type="string">
            <text:p>valor:1E+018, texto:'un duodecillón', prefijo:'', nota:''</text:p>
          </table:table-cell>
          <table:table-cell table:number-columns-repeated="1013"/>
        </table:table-row>
        <table:table-row table:style-name="ro1">
          <table:table-cell table:style-name="ce4" office:value-type="float" office:value="1E+026" calcext:value-type="float">
            <text:p>1,00E+26</text:p>
          </table:table-cell>
          <table:table-cell office:value-type="string" calcext:value-type="string">
            <text:p>un vigintillón</text:p>
          </table:table-cell>
          <table:table-cell table:number-columns-repeated="2"/>
          <table:table-cell table:formula="of:=COM.MICROSOFT.CONCAT([.$A$1];&quot;:&quot;;[.A105];&quot;, &quot;;[.$B$1];&quot;:'&quot;;[.B105];&quot;', &quot;;[.$C$1];&quot;:'&quot;;[.C105];&quot;', &quot;;[.$D$1];&quot;:'&quot;;[.D105];&quot;'&quot;)" office:value-type="string" office:string-value="valor:1E+026, texto:'un vigintillón', prefijo:'', nota:''" calcext:value-type="string">
            <text:p>valor:1E+026, texto:'un vigintillón', prefijo:'', nota:''</text:p>
          </table:table-cell>
          <table:table-cell table:number-columns-repeated="1013"/>
        </table:table-row>
        <table:table-row table:style-name="ro1">
          <table:table-cell table:style-name="ce4" office:value-type="float" office:value="1E+036" calcext:value-type="float">
            <text:p>1,00E+36</text:p>
          </table:table-cell>
          <table:table-cell office:value-type="string" calcext:value-type="string">
            <text:p>un trigentillón</text:p>
          </table:table-cell>
          <table:table-cell table:number-columns-repeated="2"/>
          <table:table-cell table:formula="of:=COM.MICROSOFT.CONCAT([.$A$1];&quot;:&quot;;[.A106];&quot;, &quot;;[.$B$1];&quot;:'&quot;;[.B106];&quot;', &quot;;[.$C$1];&quot;:'&quot;;[.C106];&quot;', &quot;;[.$D$1];&quot;:'&quot;;[.D106];&quot;'&quot;)" office:value-type="string" office:string-value="valor:1E+036, texto:'un trigentillón', prefijo:'', nota:''" calcext:value-type="string">
            <text:p>valor:1E+036, texto:'un trigentillón', prefijo:'', nota:''</text:p>
          </table:table-cell>
          <table:table-cell table:number-columns-repeated="1013"/>
        </table:table-row>
        <table:table-row table:style-name="ro1">
          <table:table-cell table:style-name="ce4" office:value-type="float" office:value="1E+106" calcext:value-type="float">
            <text:p>1,00E+106</text:p>
          </table:table-cell>
          <table:table-cell office:value-type="string" calcext:value-type="string">
            <text:p>un centillón</text:p>
          </table:table-cell>
          <table:table-cell table:number-columns-repeated="2"/>
          <table:table-cell table:formula="of:=COM.MICROSOFT.CONCAT([.$A$1];&quot;:&quot;;[.A107];&quot;, &quot;;[.$B$1];&quot;:'&quot;;[.B107];&quot;', &quot;;[.$C$1];&quot;:'&quot;;[.C107];&quot;', &quot;;[.$D$1];&quot;:'&quot;;[.D107];&quot;'&quot;)" office:value-type="string" office:string-value="valor:1E+106, texto:'un centillón', prefijo:'', nota:''" calcext:value-type="string">
            <text:p>valor:1E+106, texto:'un centillón', prefijo:'', nota:''</text:p>
          </table:table-cell>
          <table:table-cell table:number-columns-repeated="1013"/>
        </table:table-row>
        <table:table-row table:style-name="ro1">
          <table:table-cell table:style-name="ce4" office:value-type="float" office:value="1E+206" calcext:value-type="float">
            <text:p>1,00E+206</text:p>
          </table:table-cell>
          <table:table-cell office:value-type="string" calcext:value-type="string">
            <text:p>un bicentillón</text:p>
          </table:table-cell>
          <table:table-cell table:number-columns-repeated="2"/>
          <table:table-cell table:formula="of:=COM.MICROSOFT.CONCAT([.$A$1];&quot;:&quot;;[.A108];&quot;, &quot;;[.$B$1];&quot;:'&quot;;[.B108];&quot;', &quot;;[.$C$1];&quot;:'&quot;;[.C108];&quot;', &quot;;[.$D$1];&quot;:'&quot;;[.D108];&quot;'&quot;)" office:value-type="string" office:string-value="valor:1E+206, texto:'un bicentillón', prefijo:'', nota:''" calcext:value-type="string">
            <text:p>valor:1E+206, texto:'un bicentillón', prefijo:'', nota:''</text:p>
          </table:table-cell>
          <table:table-cell table:number-columns-repeated="1013"/>
        </table:table-row>
        <table:table-row table:style-name="ro1">
          <table:table-cell table:style-name="ce4" office:value-type="float" office:value="1E+306" calcext:value-type="float">
            <text:p>1,00E+306</text:p>
          </table:table-cell>
          <table:table-cell office:value-type="string" calcext:value-type="string">
            <text:p>un tricentillón</text:p>
          </table:table-cell>
          <table:table-cell table:number-columns-repeated="2"/>
          <table:table-cell table:formula="of:=COM.MICROSOFT.CONCAT([.$A$1];&quot;:&quot;;[.A109];&quot;, &quot;;[.$B$1];&quot;:'&quot;;[.B109];&quot;', &quot;;[.$C$1];&quot;:'&quot;;[.C109];&quot;', &quot;;[.$D$1];&quot;:'&quot;;[.D109];&quot;'&quot;)" office:value-type="string" office:string-value="valor:1E+306, texto:'un tricentillón', prefijo:'', nota:''" calcext:value-type="string">
            <text:p>valor:1E+306, texto:'un tricentillón', prefijo:'', nota:''</text:p>
          </table:table-cell>
          <table:table-cell table:number-columns-repeated="1013"/>
        </table:table-row>
        <table:table-row table:style-name="ro1" table:number-rows-repeated="1048466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  <table:database-ranges>
        <table:database-range table:name="__Anonymous_Sheet_DB__1" table:target-range-address="Hoja2.A1:Hoja2.D109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GE Inspira" svg:font-family="'GE Inspira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-00-0000</text:date>, <text:time style:data-style-name="N2" text:time-value="20:16:05.43473431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5T20:13:47.877982099</meta:creation-date>
    <dc:date>2020-04-16T21:32:39.318341250</dc:date>
    <meta:editing-duration>PT1H54M44S</meta:editing-duration>
    <meta:editing-cycles>13</meta:editing-cycles>
    <meta:generator>LibreOffice/6.3.5.2$Linux_X86_64 LibreOffice_project/30$Build-2</meta:generator>
    <meta:document-statistic meta:table-count="2" meta:cell-count="764" meta:object-count="0"/>
  </office:meta>
</office:document-meta>
</file>